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84.76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82.49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34pt" svg:height="255.23pt" svg:x="17.12pt" svg:y="253.73pt">
            <loext:p draw:notify-on-update-of-ranges="results.A1:results.A1 results.A2:results.A2 results.B1:results.B1 results.B2:results.B2 results.C1:results.C1 results.C2:results.C2 results.D1:results.D1 results.D2:results.D2 results.E1:results.E1 results.E2:results.E2 results.F1:results.F1 results.F2:results.F2 results.G1:results.G1 results.G2:results.G2 results.H1:results.H1 results.H2:results.H2 results.I1:results.I1 results.I2:results.I2 results.J1:results.J1 results.J2:results.J2 results.K1:results.K1 results.K2:results.K2 results.L1:results.L1 results.L2:results.L2 results.M1:results.M1 results.M2:results.M2 results.N1:results.N1 results.N2:results.N2 results.O1:results.O1 results.O2:results.O2 results.P1:results.P1 results.P2:results.P2 results.Q1:results.Q1 results.Q2:results.Q2 results.R1:results.R1 results.R2:results.R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4pt" svg:height="255.26pt" svg:x="496.4pt" svg:y="250.89pt">
            <loext:p draw:notify-on-update-of-ranges="results.A1:results.A1 results.A2:results.A2 results.B1:results.B1 results.B2:results.B2 results.C1:results.C1 results.C2:results.C2 results.D1:results.D1 results.D2:results.D2 results.E1:results.E1 results.E2:results.E2 results.F1:results.F1 results.F2:results.F2 results.G1:results.G1 results.G2:results.G2 results.H1:results.H1 results.H2:results.H2 results.I1:results.I1 results.I2:results.I2 results.J1:results.J1 results.J2:results.J2 results.K1:results.K1 results.K2:results.K2 results.L1:results.L1 results.L2:results.L2 results.M1:results.M1 results.M2:results.M2 results.N1:results.N1 results.N2:results.N2 results.O1:results.O1 results.O2:results.O2 results.P1:results.P1 results.P2:results.P2 results.Q1:results.Q1 results.Q2:results.Q2 results.R1:results.R1 results.R2:results.R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37pt" svg:height="255.23pt" svg:x="17.06pt" svg:y="519.56pt">
            <loext:p draw:notify-on-update-of-ranges="results.A1:results.A1 results.A3:results.A3 results.B1:results.B1 results.B3:results.B3 results.C1:results.C1 results.C3:results.C3 results.D1:results.D1 results.D3:results.D3 results.E1:results.E1 results.E3:results.E3 results.F1:results.F1 results.F3:results.F3 results.G1:results.G1 results.G3:results.G3 results.H1:results.H1 results.H3:results.H3 results.I1:results.I1 results.I3:results.I3 results.J1:results.J1 results.J3:results.J3 results.K1:results.K1 results.K3:results.K3 results.L1:results.L1 results.L3:results.L3 results.M1:results.M1 results.M3:results.M3 results.N1:results.N1 results.N3:results.N3 results.O1:results.O1 results.O3:results.O3 results.P1:results.P1 results.P3:results.P3 results.Q1:results.Q1 results.Q3:results.Q3 results.R1:results.R1 results.R3:results.R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34pt" svg:height="255.26pt" svg:x="500.8pt" svg:y="524.78pt">
            <loext:p draw:notify-on-update-of-ranges="results.A1:results.A1 results.A4:results.A4 results.B1:results.B1 results.B4:results.B4 results.C1:results.C1 results.C4:results.C4 results.D1:results.D1 results.D4:results.D4 results.E1:results.E1 results.E4:results.E4 results.F1:results.F1 results.F4:results.F4 results.G1:results.G1 results.G4:results.G4 results.H1:results.H1 results.H4:results.H4 results.I1:results.I1 results.I4:results.I4 results.J1:results.J1 results.J4:results.J4 results.K1:results.K1 results.K4:results.K4 results.L1:results.L1 results.L4:results.L4 results.M1:results.M1 results.M4:results.M4 results.N1:results.N1 results.N4:results.N4 results.O1:results.O1 results.O4:results.O4 results.P1:results.P1 results.P4:results.P4 results.Q1:results.Q1 results.Q4:results.Q4 results.R1:results.R1 results.R4:results.R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34pt" svg:height="255.26pt" svg:x="19.47pt" svg:y="795.09pt">
            <loext:p draw:notify-on-update-of-ranges="results.A1:results.A1 results.A5:results.A5 results.B1:results.B1 results.B5:results.B5 results.C1:results.C1 results.C5:results.C5 results.D1:results.D1 results.D5:results.D5 results.E1:results.E1 results.E5:results.E5 results.F1:results.F1 results.F5:results.F5 results.G1:results.G1 results.G5:results.G5 results.H1:results.H1 results.H5:results.H5 results.I1:results.I1 results.I5:results.I5 results.J1:results.J1 results.J5:results.J5 results.K1:results.K1 results.K5:results.K5 results.L1:results.L1 results.L5:results.L5 results.M1:results.M1 results.M5:results.M5 results.N1:results.N1 results.N5:results.N5 results.O1:results.O1 results.O5:results.O5 results.P1:results.P1 results.P5:results.P5 results.Q1:results.Q1 results.Q5:results.Q5 results.R1:results.R1 results.R5:results.R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34pt" svg:height="255.23pt" svg:x="503.12pt" svg:y="793.56pt">
            <loext:p draw:notify-on-update-of-ranges="results.A1:results.A1 results.A7:results.A7 results.B1:results.B1 results.B7:results.B7 results.C1:results.C1 results.C7:results.C7 results.D1:results.D1 results.D7:results.D7 results.E1:results.E1 results.E7:results.E7 results.F1:results.F1 results.F7:results.F7 results.G1:results.G1 results.G7:results.G7 results.H1:results.H1 results.H7:results.H7 results.I1:results.I1 results.I7:results.I7 results.J1:results.J1 results.J7:results.J7 results.K1:results.K1 results.K7:results.K7 results.L1:results.L1 results.L7:results.L7 results.M1:results.M1 results.M7:results.M7 results.N1:results.N1 results.N7:results.N7 results.O1:results.O1 results.O7:results.O7 results.P1:results.P1 results.P7:results.P7 results.Q1:results.Q1 results.Q7:results.Q7 results.R1:results.R1 results.R7:results.R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1.06pt" svg:y="1075.72pt">
            <loext:p draw:notify-on-update-of-ranges="results.A1:results.A1 results.A11:results.A11 results.B1:results.B1 results.B11:results.B11 results.C1:results.C1 results.C11:results.C11 results.D1:results.D1 results.D11:results.D11 results.E1:results.E1 results.E11:results.E11 results.F1:results.F1 results.F11:results.F11 results.G1:results.G1 results.G11:results.G11 results.H1:results.H1 results.H11:results.H11 results.I1:results.I1 results.I11:results.I11 results.J1:results.J1 results.J11:results.J11 results.K1:results.K1 results.K11:results.K11 results.L1:results.L1 results.L11:results.L11 results.M1:results.M1 results.M11:results.M11 results.N1:results.N1 results.N11:results.N11 results.O1:results.O1 results.O11:results.O11 results.P1:results.P1 results.P11:results.P11 results.Q1:results.Q1 results.Q11:results.Q11 results.R1:results.R1 results.R11:results.R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34pt" svg:height="255.23pt" svg:x="496.12pt" svg:y="1073.62pt">
            <loext:p draw:notify-on-update-of-ranges="results.A1:results.A1 results.A14:results.A14 results.B1:results.B1 results.B14:results.B14 results.C1:results.C1 results.C14:results.C14 results.D1:results.D1 results.D14:results.D14 results.E1:results.E1 results.E14:results.E14 results.F1:results.F1 results.F14:results.F14 results.G1:results.G1 results.G14:results.G14 results.H1:results.H1 results.H14:results.H14 results.I1:results.I1 results.I14:results.I14 results.J1:results.J1 results.J14:results.J14 results.K1:results.K1 results.K14:results.K14 results.L1:results.L1 results.L14:results.L14 results.M1:results.M1 results.M14:results.M14 results.N1:results.N1 results.N14:results.N14 results.O1:results.O1 results.O14:results.O14 results.P1:results.P1 results.P14:results.P14 results.Q1:results.Q1 results.Q14:results.Q14 results.R1:results.R1 results.R14:results.R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21.86pt" svg:y="1346.83pt">
            <loext:p draw:notify-on-update-of-ranges="results.A1:results.A1 results.A17:results.A17 results.B1:results.B1 results.B17:results.B17 results.C1:results.C1 results.C17:results.C17 results.D1:results.D1 results.D17:results.D17 results.E1:results.E1 results.E17:results.E17 results.F1:results.F1 results.F17:results.F17 results.G1:results.G1 results.G17:results.G17 results.H1:results.H1 results.H17:results.H17 results.I1:results.I1 results.I17:results.I17 results.J1:results.J1 results.J17:results.J17 results.K1:results.K1 results.K17:results.K17 results.L1:results.L1 results.L17:results.L17 results.M1:results.M1 results.M17:results.M17 results.N1:results.N1 results.N17:results.N17 results.O1:results.O1 results.O17:results.O17 results.P1:results.P1 results.P17:results.P17 results.Q1:results.Q1 results.Q17:results.Q17 results.R1:results.R1 results.R17:results.R1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37pt" svg:height="255.23pt" svg:x="496.91pt" svg:y="1346.26pt">
            <loext:p draw:notify-on-update-of-ranges="results.A1:results.A1 results.A18:results.A18 results.B1:results.B1 results.B18:results.B18 results.C1:results.C1 results.C18:results.C18 results.D1:results.D1 results.D18:results.D18 results.E1:results.E1 results.E18:results.E18 results.F1:results.F1 results.F18:results.F18 results.G1:results.G1 results.G18:results.G18 results.H1:results.H1 results.H18:results.H18 results.I1:results.I1 results.I18:results.I18 results.J1:results.J1 results.J18:results.J18 results.K1:results.K1 results.K18:results.K18 results.L1:results.L1 results.L18:results.L18 results.M1:results.M1 results.M18:results.M18 results.N1:results.N1 results.N18:results.N18 results.O1:results.O1 results.O18:results.O18 results.P1:results.P1 results.P18:results.P18 results.Q1:results.Q1 results.Q18:results.Q18 results.R1:results.R1 results.R18:results.R1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react_keys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ember_keys</text:p>
          </table:table-cell>
          <table:table-cell office:value-type="string" calcext:value-type="string">
            <text:p>ember2</text:p>
          </table:table-cell>
          <table:table-cell office:value-type="string" calcext:value-type="string">
            <text:p>ember2_keys</text:p>
          </table:table-cell>
          <table:table-cell office:value-type="string" calcext:value-type="string">
            <text:p>incrementaldom</text:p>
          </table:table-cell>
          <table:table-cell office:value-type="string" calcext:value-type="string">
            <text:p>incrementaldom_keys</text:p>
          </table:table-cell>
          <table:table-cell office:value-type="string" calcext:value-type="string">
            <text:p>angular1</text:p>
          </table:table-cell>
          <table:table-cell office:value-type="string" calcext:value-type="string">
            <text:p>angular1_trackby</text:p>
          </table:table-cell>
          <table:table-cell office:value-type="string" calcext:value-type="string">
            <text:p>angular2</text:p>
          </table:table-cell>
          <table:table-cell office:value-type="string" calcext:value-type="string">
            <text:p>mithril</text:p>
          </table:table-cell>
          <table:table-cell office:value-type="string" calcext:value-type="string">
            <text:p>mithril_keys</text:p>
          </table:table-cell>
          <table:table-cell office:value-type="string" calcext:value-type="string">
            <text:p>virtualdom</text:p>
          </table:table-cell>
          <table:table-cell office:value-type="string" calcext:value-type="string">
            <text:p>virtualdom_keys</text:p>
          </table:table-cell>
          <table:table-cell office:value-type="string" calcext:value-type="string">
            <text:p>citojs</text:p>
          </table:table-cell>
          <table:table-cell office:value-type="string" calcext:value-type="string">
            <text:p>citojs_keys</text:p>
          </table:table-cell>
        </table:table-row>
        <table:table-row table:style-name="ro1">
          <table:table-cell office:value-type="string" calcext:value-type="string">
            <text:p>MajorGC</text:p>
          </table:table-cell>
          <table:table-cell office:value-type="float" office:value="11.8231999993324" calcext:value-type="float">
            <text:p>11.8231999993</text:p>
          </table:table-cell>
          <table:table-cell office:value-type="float" office:value="13.2372000068426" calcext:value-type="float">
            <text:p>13.2372000068</text:p>
          </table:table-cell>
          <table:table-cell office:value-type="float" office:value="352.420600000024" calcext:value-type="float">
            <text:p>352.4206</text:p>
          </table:table-cell>
          <table:table-cell office:value-type="float" office:value="24.8760000020266" calcext:value-type="float">
            <text:p>24.876000002</text:p>
          </table:table-cell>
          <table:table-cell office:value-type="float" office:value="419.471599978209" calcext:value-type="float">
            <text:p>419.4715999782</text:p>
          </table:table-cell>
          <table:table-cell office:value-type="float" office:value="19.6954000115395" calcext:value-type="float">
            <text:p>19.6954000115</text:p>
          </table:table-cell>
          <table:table-cell office:value-type="float" office:value="9.55220000743866" calcext:value-type="float">
            <text:p>9.5522000074</text:p>
          </table:table-cell>
          <table:table-cell office:value-type="float" office:value="10.5919999957085" calcext:value-type="float">
            <text:p>10.5919999957</text:p>
          </table:table-cell>
          <table:table-cell office:value-type="float" office:value="260.677799996734" calcext:value-type="float">
            <text:p>260.6777999967</text:p>
          </table:table-cell>
          <table:table-cell office:value-type="float" office:value="0.0794000267982483" calcext:value-type="float">
            <text:p>0.0794000268</text:p>
          </table:table-cell>
          <table:table-cell office:value-type="float" office:value="29.4591999858618" calcext:value-type="float">
            <text:p>29.4591999859</text:p>
          </table:table-cell>
          <table:table-cell office:value-type="float" office:value="20.193599998951" calcext:value-type="float">
            <text:p>20.193599999</text:p>
          </table:table-cell>
          <table:table-cell office:value-type="float" office:value="23.2703999936581" calcext:value-type="float">
            <text:p>23.2703999937</text:p>
          </table:table-cell>
          <table:table-cell office:value-type="float" office:value="13.1866000086069" calcext:value-type="float">
            <text:p>13.1866000086</text:p>
          </table:table-cell>
          <table:table-cell office:value-type="float" office:value="10.2975999891758" calcext:value-type="float">
            <text:p>10.2975999892</text:p>
          </table:table-cell>
          <table:table-cell office:value-type="float" office:value="11.3058000028133" calcext:value-type="float">
            <text:p>11.3058000028</text:p>
          </table:table-cell>
          <table:table-cell office:value-type="float" office:value="30.4895999997854" calcext:value-type="float">
            <text:p>30.4895999998</text:p>
          </table:table-cell>
        </table:table-row>
        <table:table-row table:style-name="ro1">
          <table:table-cell office:value-type="string" calcext:value-type="string">
            <text:p>MinorGC</text:p>
          </table:table-cell>
          <table:table-cell office:value-type="float" office:value="27.3583999961615" calcext:value-type="float">
            <text:p>27.3583999962</text:p>
          </table:table-cell>
          <table:table-cell office:value-type="float" office:value="31.024799990654" calcext:value-type="float">
            <text:p>31.0247999907</text:p>
          </table:table-cell>
          <table:table-cell office:value-type="float" office:value="873.457600015402" calcext:value-type="float">
            <text:p>873.4576000154</text:p>
          </table:table-cell>
          <table:table-cell office:value-type="float" office:value="223.324399992824" calcext:value-type="float">
            <text:p>223.3243999928</text:p>
          </table:table-cell>
          <table:table-cell office:value-type="float" office:value="808.38219999373" calcext:value-type="float">
            <text:p>808.3821999937</text:p>
          </table:table-cell>
          <table:table-cell office:value-type="float" office:value="142.051799997687" calcext:value-type="float">
            <text:p>142.0517999977</text:p>
          </table:table-cell>
          <table:table-cell office:value-type="float" office:value="19.567999997735" calcext:value-type="float">
            <text:p>19.5679999977</text:p>
          </table:table-cell>
          <table:table-cell office:value-type="float" office:value="16.995199996233" calcext:value-type="float">
            <text:p>16.9951999962</text:p>
          </table:table-cell>
          <table:table-cell office:value-type="float" office:value="314.064400047064" calcext:value-type="float">
            <text:p>314.0644000471</text:p>
          </table:table-cell>
          <table:table-cell office:value-type="float" office:value="58.1081999957562" calcext:value-type="float">
            <text:p>58.1081999958</text:p>
          </table:table-cell>
          <table:table-cell office:value-type="float" office:value="59.4032000005245" calcext:value-type="float">
            <text:p>59.4032000005</text:p>
          </table:table-cell>
          <table:table-cell office:value-type="float" office:value="92.2163999944925" calcext:value-type="float">
            <text:p>92.2163999945</text:p>
          </table:table-cell>
          <table:table-cell office:value-type="float" office:value="85.0271999895573" calcext:value-type="float">
            <text:p>85.0271999896</text:p>
          </table:table-cell>
          <table:table-cell office:value-type="float" office:value="85.7005999952555" calcext:value-type="float">
            <text:p>85.7005999953</text:p>
          </table:table-cell>
          <table:table-cell office:value-type="float" office:value="84.3816000044346" calcext:value-type="float">
            <text:p>84.3816000044</text:p>
          </table:table-cell>
          <table:table-cell office:value-type="float" office:value="89.5536000043154" calcext:value-type="float">
            <text:p>89.5536000043</text:p>
          </table:table-cell>
          <table:table-cell office:value-type="float" office:value="121.369199988246" calcext:value-type="float">
            <text:p>121.3691999882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float" office:value="113.220400011539" calcext:value-type="float">
            <text:p>113.2204000115</text:p>
          </table:table-cell>
          <table:table-cell office:value-type="float" office:value="143.915999990702" calcext:value-type="float">
            <text:p>143.9159999907</text:p>
          </table:table-cell>
          <table:table-cell office:value-type="float" office:value="349.04439997375" calcext:value-type="float">
            <text:p>349.0443999738</text:p>
          </table:table-cell>
          <table:table-cell office:value-type="float" office:value="663.583200016618" calcext:value-type="float">
            <text:p>663.5832000166</text:p>
          </table:table-cell>
          <table:table-cell office:value-type="float" office:value="376.35100005269" calcext:value-type="float">
            <text:p>376.3510000527</text:p>
          </table:table-cell>
          <table:table-cell office:value-type="float" office:value="786.963599967956" calcext:value-type="float">
            <text:p>786.963599968</text:p>
          </table:table-cell>
          <table:table-cell office:value-type="float" office:value="438.590200001001" calcext:value-type="float">
            <text:p>438.590200001</text:p>
          </table:table-cell>
          <table:table-cell office:value-type="float" office:value="356.06400000155" calcext:value-type="float">
            <text:p>356.0640000016</text:p>
          </table:table-cell>
          <table:table-cell office:value-type="float" office:value="146.029200011492" calcext:value-type="float">
            <text:p>146.0292000115</text:p>
          </table:table-cell>
          <table:table-cell office:value-type="float" office:value="295.302000010014" calcext:value-type="float">
            <text:p>295.30200001</text:p>
          </table:table-cell>
          <table:table-cell office:value-type="float" office:value="294.166200006008" calcext:value-type="float">
            <text:p>294.166200006</text:p>
          </table:table-cell>
          <table:table-cell office:value-type="float" office:value="185.514599996805" calcext:value-type="float">
            <text:p>185.5145999968</text:p>
          </table:table-cell>
          <table:table-cell office:value-type="float" office:value="178.390000006557" calcext:value-type="float">
            <text:p>178.3900000066</text:p>
          </table:table-cell>
          <table:table-cell office:value-type="float" office:value="257.18140000701" calcext:value-type="float">
            <text:p>257.181400007</text:p>
          </table:table-cell>
          <table:table-cell office:value-type="float" office:value="261.190800026059" calcext:value-type="float">
            <text:p>261.1908000261</text:p>
          </table:table-cell>
          <table:table-cell office:value-type="float" office:value="1587.20440003276" calcext:value-type="float">
            <text:p>1587.2044000328</text:p>
          </table:table-cell>
          <table:table-cell office:value-type="float" office:value="942.058200007677" calcext:value-type="float">
            <text:p>942.0582000077</text:p>
          </table:table-cell>
        </table:table-row>
        <table:table-row table:style-name="ro1">
          <table:table-cell office:value-type="string" calcext:value-type="string">
            <text:p>Paint</text:p>
          </table:table-cell>
          <table:table-cell office:value-type="float" office:value="63.0609999984503" calcext:value-type="float">
            <text:p>63.0609999985</text:p>
          </table:table-cell>
          <table:table-cell office:value-type="float" office:value="70.390399992466" calcext:value-type="float">
            <text:p>70.3903999925</text:p>
          </table:table-cell>
          <table:table-cell office:value-type="float" office:value="165.580400004983" calcext:value-type="float">
            <text:p>165.580400005</text:p>
          </table:table-cell>
          <table:table-cell office:value-type="float" office:value="292.05980001986" calcext:value-type="float">
            <text:p>292.0598000199</text:p>
          </table:table-cell>
          <table:table-cell office:value-type="float" office:value="179.950599989295" calcext:value-type="float">
            <text:p>179.9505999893</text:p>
          </table:table-cell>
          <table:table-cell office:value-type="float" office:value="346.843600004911" calcext:value-type="float">
            <text:p>346.8436000049</text:p>
          </table:table-cell>
          <table:table-cell office:value-type="float" office:value="179.63719997704" calcext:value-type="float">
            <text:p>179.637199977</text:p>
          </table:table-cell>
          <table:table-cell office:value-type="float" office:value="131.571599990129" calcext:value-type="float">
            <text:p>131.5715999901</text:p>
          </table:table-cell>
          <table:table-cell office:value-type="float" office:value="65.0599999845028" calcext:value-type="float">
            <text:p>65.0599999845</text:p>
          </table:table-cell>
          <table:table-cell office:value-type="float" office:value="93.7805999875069" calcext:value-type="float">
            <text:p>93.7805999875</text:p>
          </table:table-cell>
          <table:table-cell office:value-type="float" office:value="96.8086000025273" calcext:value-type="float">
            <text:p>96.8086000025</text:p>
          </table:table-cell>
          <table:table-cell office:value-type="float" office:value="87.6950000226498" calcext:value-type="float">
            <text:p>87.6950000226</text:p>
          </table:table-cell>
          <table:table-cell office:value-type="float" office:value="89.1246000111103" calcext:value-type="float">
            <text:p>89.1246000111</text:p>
          </table:table-cell>
          <table:table-cell office:value-type="float" office:value="95.2269999921322" calcext:value-type="float">
            <text:p>95.2269999921</text:p>
          </table:table-cell>
          <table:table-cell office:value-type="float" office:value="96.8587999910116" calcext:value-type="float">
            <text:p>96.858799991</text:p>
          </table:table-cell>
          <table:table-cell office:value-type="float" office:value="760.73480001986" calcext:value-type="float">
            <text:p>760.7348000199</text:p>
          </table:table-cell>
          <table:table-cell office:value-type="float" office:value="431.790200027823" calcext:value-type="float">
            <text:p>431.7902000278</text:p>
          </table:table-cell>
        </table:table-row>
        <table:table-row table:style-name="ro1">
          <table:table-cell office:value-type="string" calcext:value-type="string">
            <text:p>mean_frame_time</text:p>
          </table:table-cell>
          <table:table-cell office:value-type="float" office:value="18.5919681863919" calcext:value-type="float">
            <text:p>18.5919681864</text:p>
          </table:table-cell>
          <table:table-cell office:value-type="float" office:value="19.1519342316399" calcext:value-type="float">
            <text:p>19.1519342316</text:p>
          </table:table-cell>
          <table:table-cell office:value-type="float" office:value="25.4147340953022" calcext:value-type="float">
            <text:p>25.4147340953</text:p>
          </table:table-cell>
          <table:table-cell office:value-type="float" office:value="20.6504684000125" calcext:value-type="float">
            <text:p>20.6504684</text:p>
          </table:table-cell>
          <table:table-cell office:value-type="float" office:value="24.9193953124643" calcext:value-type="float">
            <text:p>24.9193953125</text:p>
          </table:table-cell>
          <table:table-cell office:value-type="float" office:value="21.4212949215763" calcext:value-type="float">
            <text:p>21.4212949216</text:p>
          </table:table-cell>
          <table:table-cell office:value-type="float" office:value="18.4658181051457" calcext:value-type="float">
            <text:p>18.4658181051</text:p>
          </table:table-cell>
          <table:table-cell office:value-type="float" office:value="18.0775332095385" calcext:value-type="float">
            <text:p>18.0775332095</text:p>
          </table:table-cell>
          <table:table-cell office:value-type="float" office:value="25.6401975355172" calcext:value-type="float">
            <text:p>25.6401975355</text:p>
          </table:table-cell>
          <table:table-cell office:value-type="float" office:value="19.5471363919367" calcext:value-type="float">
            <text:p>19.5471363919</text:p>
          </table:table-cell>
          <table:table-cell office:value-type="float" office:value="20.0070817136889" calcext:value-type="float">
            <text:p>20.0070817137</text:p>
          </table:table-cell>
          <table:table-cell office:value-type="float" office:value="18.6938215464925" calcext:value-type="float">
            <text:p>18.6938215465</text:p>
          </table:table-cell>
          <table:table-cell office:value-type="float" office:value="20.0112978986777" calcext:value-type="float">
            <text:p>20.0112978987</text:p>
          </table:table-cell>
          <table:table-cell office:value-type="float" office:value="18.2751090721581" calcext:value-type="float">
            <text:p>18.2751090722</text:p>
          </table:table-cell>
          <table:table-cell office:value-type="float" office:value="18.4029337552843" calcext:value-type="float">
            <text:p>18.4029337553</text:p>
          </table:table-cell>
          <table:table-cell office:value-type="float" office:value="19.9684553430325" calcext:value-type="float">
            <text:p>19.968455343</text:p>
          </table:table-cell>
          <table:table-cell office:value-type="float" office:value="19.8060009601509" calcext:value-type="float">
            <text:p>19.8060009602</text:p>
          </table:table-cell>
        </table:table-row>
        <table:table-row table:style-name="ro1">
          <table:table-cell office:value-type="string" calcext:value-type="string">
            <text:p>droppedFrameCount</text:p>
          </table:table-cell>
          <table:table-cell office:value-type="float" office:value="179.4" calcext:value-type="float">
            <text:p>179.4</text:p>
          </table:table-cell>
          <table:table-cell office:value-type="float" office:value="181.4" calcext:value-type="float">
            <text:p>181.4</text:p>
          </table:table-cell>
          <table:table-cell office:value-type="float" office:value="660.4" calcext:value-type="float">
            <text:p>660.4</text:p>
          </table:table-cell>
          <table:table-cell office:value-type="float" office:value="527.2" calcext:value-type="float">
            <text:p>527.2</text:p>
          </table:table-cell>
          <table:table-cell office:value-type="float" office:value="638.8" calcext:value-type="float">
            <text:p>638.8</text:p>
          </table:table-cell>
          <table:table-cell office:value-type="float" office:value="544.2" calcext:value-type="float">
            <text:p>544.2</text:p>
          </table:table-cell>
          <table:table-cell office:value-type="float" office:value="177.2" calcext:value-type="float">
            <text:p>177.2</text:p>
          </table:table-cell>
          <table:table-cell office:value-type="float" office:value="152.8" calcext:value-type="float">
            <text:p>152.8</text:p>
          </table:table-cell>
          <table:table-cell office:value-type="float" office:value="432" calcext:value-type="float">
            <text:p>432</text:p>
          </table:table-cell>
          <table:table-cell office:value-type="float" office:value="164.6" calcext:value-type="float">
            <text:p>164.6</text:p>
          </table:table-cell>
          <table:table-cell office:value-type="float" office:value="173.2" calcext:value-type="float">
            <text:p>173.2</text:p>
          </table:table-cell>
          <table:table-cell office:value-type="float" office:value="212.2" calcext:value-type="float">
            <text:p>212.2</text:p>
          </table:table-cell>
          <table:table-cell office:value-type="float" office:value="229.4" calcext:value-type="float">
            <text:p>229.4</text:p>
          </table:table-cell>
          <table:table-cell office:value-type="float" office:value="185" calcext:value-type="float">
            <text:p>185</text:p>
          </table:table-cell>
          <table:table-cell office:value-type="float" office:value="187.6" calcext:value-type="float">
            <text:p>187.6</text:p>
          </table:table-cell>
          <table:table-cell office:value-type="float" office:value="352.8" calcext:value-type="float">
            <text:p>352.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xpensivePaints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ensiveEventHandle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PerLayout_avg</text:p>
          </table:table-cell>
          <table:table-cell office:value-type="float" office:value="4011.02756132756" calcext:value-type="float">
            <text:p>4011.0275613276</text:p>
          </table:table-cell>
          <table:table-cell office:value-type="float" office:value="4005.90018315018" calcext:value-type="float">
            <text:p>4005.9001831502</text:p>
          </table:table-cell>
          <table:table-cell office:value-type="float" office:value="5411.63367626113" calcext:value-type="float">
            <text:p>5411.6336762611</text:p>
          </table:table-cell>
          <table:table-cell office:value-type="float" office:value="5809.45087858535" calcext:value-type="float">
            <text:p>5809.4508785854</text:p>
          </table:table-cell>
          <table:table-cell office:value-type="float" office:value="5408.53106060606" calcext:value-type="float">
            <text:p>5408.5310606061</text:p>
          </table:table-cell>
          <table:table-cell office:value-type="float" office:value="5808.99789306673" calcext:value-type="float">
            <text:p>5808.9978930667</text:p>
          </table:table-cell>
          <table:table-cell office:value-type="float" office:value="3007.43485238485" calcext:value-type="float">
            <text:p>3007.4348523849</text:p>
          </table:table-cell>
          <table:table-cell office:value-type="float" office:value="3007.33383372048" calcext:value-type="float">
            <text:p>3007.3338337205</text:p>
          </table:table-cell>
          <table:table-cell office:value-type="float" office:value="4019.21515151515" calcext:value-type="float">
            <text:p>4019.2151515152</text:p>
          </table:table-cell>
          <table:table-cell office:value-type="float" office:value="4204.16277056277" calcext:value-type="float">
            <text:p>4204.1627705628</text:p>
          </table:table-cell>
          <table:table-cell office:value-type="float" office:value="4015.06903820817" calcext:value-type="float">
            <text:p>4015.0690382082</text:p>
          </table:table-cell>
          <table:table-cell office:value-type="float" office:value="3008.66842105263" calcext:value-type="float">
            <text:p>3008.6684210526</text:p>
          </table:table-cell>
          <table:table-cell office:value-type="float" office:value="3008.35357757138" calcext:value-type="float">
            <text:p>3008.3535775714</text:p>
          </table:table-cell>
          <table:table-cell office:value-type="float" office:value="3010.68498624619" calcext:value-type="float">
            <text:p>3010.6849862462</text:p>
          </table:table-cell>
          <table:table-cell office:value-type="float" office:value="3006.287100894" calcext:value-type="float">
            <text:p>3006.287100894</text:p>
          </table:table-cell>
          <table:table-cell office:value-type="float" office:value="3008.20600789539" calcext:value-type="float">
            <text:p>3008.2060078954</text:p>
          </table:table-cell>
          <table:table-cell office:value-type="float" office:value="3008.55472765867" calcext:value-type="float">
            <text:p>3008.5547276587</text:p>
          </table:table-cell>
        </table:table-row>
        <table:table-row table:style-name="ro1">
          <table:table-cell office:value-type="string" calcext:value-type="string">
            <text:p>frames_per_sec</text:p>
          </table:table-cell>
          <table:table-cell office:value-type="float" office:value="53.7968613136734" calcext:value-type="float">
            <text:p>53.7968613137</text:p>
          </table:table-cell>
          <table:table-cell office:value-type="float" office:value="52.2276930284251" calcext:value-type="float">
            <text:p>52.2276930284</text:p>
          </table:table-cell>
          <table:table-cell office:value-type="float" office:value="39.8154492256335" calcext:value-type="float">
            <text:p>39.8154492256</text:p>
          </table:table-cell>
          <table:table-cell office:value-type="float" office:value="48.4328047285403" calcext:value-type="float">
            <text:p>48.4328047285</text:p>
          </table:table-cell>
          <table:table-cell office:value-type="float" office:value="40.1531594568237" calcext:value-type="float">
            <text:p>40.1531594568</text:p>
          </table:table-cell>
          <table:table-cell office:value-type="float" office:value="46.9434814713439" calcext:value-type="float">
            <text:p>46.9434814713</text:p>
          </table:table-cell>
          <table:table-cell office:value-type="float" office:value="54.2813752175177" calcext:value-type="float">
            <text:p>54.2813752175</text:p>
          </table:table-cell>
          <table:table-cell office:value-type="float" office:value="55.3258438660725" calcext:value-type="float">
            <text:p>55.3258438661</text:p>
          </table:table-cell>
          <table:table-cell office:value-type="float" office:value="39.0024854912668" calcext:value-type="float">
            <text:p>39.0024854913</text:p>
          </table:table-cell>
          <table:table-cell office:value-type="float" office:value="51.1586902754922" calcext:value-type="float">
            <text:p>51.1586902755</text:p>
          </table:table-cell>
          <table:table-cell office:value-type="float" office:value="50.0118669266251" calcext:value-type="float">
            <text:p>50.0118669266</text:p>
          </table:table-cell>
          <table:table-cell office:value-type="float" office:value="53.4943806716626" calcext:value-type="float">
            <text:p>53.4943806717</text:p>
          </table:table-cell>
          <table:table-cell office:value-type="float" office:value="50.4850967601134" calcext:value-type="float">
            <text:p>50.4850967601</text:p>
          </table:table-cell>
          <table:table-cell office:value-type="float" office:value="54.7198308268883" calcext:value-type="float">
            <text:p>54.7198308269</text:p>
          </table:table-cell>
          <table:table-cell office:value-type="float" office:value="54.3399001580471" calcext:value-type="float">
            <text:p>54.339900158</text:p>
          </table:table-cell>
          <table:table-cell office:value-type="float" office:value="50.0801414500116" calcext:value-type="float">
            <text:p>50.08014145</text:p>
          </table:table-cell>
          <table:table-cell office:value-type="float" office:value="50.57634150974" calcext:value-type="float">
            <text:p>50.5763415097</text:p>
          </table:table-cell>
        </table:table-row>
        <table:table-row table:style-name="ro1">
          <table:table-cell office:value-type="string" calcext:value-type="string">
            <text:p>percentage_smooth</text:p>
          </table:table-cell>
          <table:table-cell office:value-type="float" office:value="85.8296163283615" calcext:value-type="float">
            <text:p>85.8296163284</text:p>
          </table:table-cell>
          <table:table-cell office:value-type="float" office:value="84.7676376676357" calcext:value-type="float">
            <text:p>84.7676376676</text:p>
          </table:table-cell>
          <table:table-cell office:value-type="float" office:value="43.7542441474605" calcext:value-type="float">
            <text:p>43.7542441475</text:p>
          </table:table-cell>
          <table:table-cell office:value-type="float" office:value="75.898757800057" calcext:value-type="float">
            <text:p>75.8987578001</text:p>
          </table:table-cell>
          <table:table-cell office:value-type="float" office:value="56.125289555353" calcext:value-type="float">
            <text:p>56.1252895554</text:p>
          </table:table-cell>
          <table:table-cell office:value-type="float" office:value="76.402275630625" calcext:value-type="float">
            <text:p>76.4022756306</text:p>
          </table:table-cell>
          <table:table-cell office:value-type="float" office:value="92.0799968931075" calcext:value-type="float">
            <text:p>92.0799968931</text:p>
          </table:table-cell>
          <table:table-cell office:value-type="float" office:value="93.5538549343527" calcext:value-type="float">
            <text:p>93.5538549344</text:p>
          </table:table-cell>
          <table:table-cell office:value-type="float" office:value="86.2050116984843" calcext:value-type="float">
            <text:p>86.2050116985</text:p>
          </table:table-cell>
          <table:table-cell office:value-type="float" office:value="91.5559086036088" calcext:value-type="float">
            <text:p>91.5559086036</text:p>
          </table:table-cell>
          <table:table-cell office:value-type="float" office:value="90.5584410996393" calcext:value-type="float">
            <text:p>90.5584410996</text:p>
          </table:table-cell>
          <table:table-cell office:value-type="float" office:value="94.2955482754332" calcext:value-type="float">
            <text:p>94.2955482754</text:p>
          </table:table-cell>
          <table:table-cell office:value-type="float" office:value="94.2315635269739" calcext:value-type="float">
            <text:p>94.231563527</text:p>
          </table:table-cell>
          <table:table-cell office:value-type="float" office:value="92.3968547566082" calcext:value-type="float">
            <text:p>92.3968547566</text:p>
          </table:table-cell>
          <table:table-cell office:value-type="float" office:value="91.5544405026481" calcext:value-type="float">
            <text:p>91.5544405026</text:p>
          </table:table-cell>
          <table:table-cell office:value-type="float" office:value="78.4201035262051" calcext:value-type="float">
            <text:p>78.4201035262</text:p>
          </table:table-cell>
          <table:table-cell office:value-type="float" office:value="84.4597252806987" calcext:value-type="float">
            <text:p>84.4597252807</text:p>
          </table:table-cell>
        </table:table-row>
        <table:table-row table:style-name="ro1">
          <table:table-cell office:value-type="string" calcext:value-type="string">
            <text:p>domReadyTime</text:p>
          </table:table-cell>
          <table:table-cell office:value-type="float" office:value="24.6" calcext:value-type="float">
            <text:p>24.6</text:p>
          </table:table-cell>
          <table:table-cell office:value-type="float" office:value="24" calcext:value-type="float">
            <text:p>24</text:p>
          </table:table-cell>
          <table:table-cell office:value-type="float" office:value="691.2" calcext:value-type="float">
            <text:p>691.2</text:p>
          </table:table-cell>
          <table:table-cell office:value-type="float" office:value="679.6" calcext:value-type="float">
            <text:p>679.6</text:p>
          </table:table-cell>
          <table:table-cell office:value-type="float" office:value="635.6" calcext:value-type="float">
            <text:p>635.6</text:p>
          </table:table-cell>
          <table:table-cell office:value-type="float" office:value="597.4" calcext:value-type="float">
            <text:p>597.4</text:p>
          </table:table-cell>
          <table:table-cell office:value-type="float" office:value="22.6" calcext:value-type="float">
            <text:p>22.6</text:p>
          </table:table-cell>
          <table:table-cell office:value-type="float" office:value="22.4" calcext:value-type="float">
            <text:p>22.4</text:p>
          </table:table-cell>
          <table:table-cell office:value-type="float" office:value="576.4" calcext:value-type="float">
            <text:p>576.4</text:p>
          </table:table-cell>
          <table:table-cell office:value-type="float" office:value="577.8" calcext:value-type="float">
            <text:p>577.8</text:p>
          </table:table-cell>
          <table:table-cell office:value-type="float" office:value="38.2" calcext:value-type="float">
            <text:p>38.2</text:p>
          </table:table-cell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.2</text:p>
          </table:table-cell>
          <table:table-cell office:value-type="float" office:value="21.6" calcext:value-type="float">
            <text:p>21.6</text:p>
          </table:table-cell>
          <table:table-cell office:value-type="float" office:value="22.6" calcext:value-type="float">
            <text:p>22.6</text:p>
          </table:table-cell>
          <table:table-cell office:value-type="float" office:value="22.8" calcext:value-type="float">
            <text:p>22.8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totalJSHeapSize_max</text:p>
          </table:table-cell>
          <table:table-cell office:value-type="float" office:value="36980000" calcext:value-type="float">
            <text:p>36980000</text:p>
          </table:table-cell>
          <table:table-cell office:value-type="float" office:value="45860000" calcext:value-type="float">
            <text:p>45860000</text:p>
          </table:table-cell>
          <table:table-cell office:value-type="float" office:value="159200000" calcext:value-type="float">
            <text:p>159200000</text:p>
          </table:table-cell>
          <table:table-cell office:value-type="float" office:value="79480000" calcext:value-type="float">
            <text:p>79480000</text:p>
          </table:table-cell>
          <table:table-cell office:value-type="float" office:value="139200000" calcext:value-type="float">
            <text:p>139200000</text:p>
          </table:table-cell>
          <table:table-cell office:value-type="float" office:value="72200000" calcext:value-type="float">
            <text:p>72200000</text:p>
          </table:table-cell>
          <table:table-cell table:number-columns-repeated="2" office:value-type="float" office:value="29400000" calcext:value-type="float">
            <text:p>29400000</text:p>
          </table:table-cell>
          <table:table-cell office:value-type="float" office:value="139200000" calcext:value-type="float">
            <text:p>139200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79560000" calcext:value-type="float">
            <text:p>79560000</text:p>
          </table:table-cell>
          <table:table-cell office:value-type="float" office:value="55480000" calcext:value-type="float">
            <text:p>55480000</text:p>
          </table:table-cell>
          <table:table-cell office:value-type="float" office:value="56800000" calcext:value-type="float">
            <text:p>56800000</text:p>
          </table:table-cell>
          <table:table-cell office:value-type="float" office:value="71560000" calcext:value-type="float">
            <text:p>71560000</text:p>
          </table:table-cell>
          <table:table-cell office:value-type="float" office:value="68680000" calcext:value-type="float">
            <text:p>68680000</text:p>
          </table:table-cell>
          <table:table-cell office:value-type="float" office:value="43140000" calcext:value-type="float">
            <text:p>43140000</text:p>
          </table:table-cell>
          <table:table-cell office:value-type="float" office:value="51820000" calcext:value-type="float">
            <text:p>51820000</text:p>
          </table:table-cell>
        </table:table-row>
        <table:table-row table:style-name="ro1">
          <table:table-cell office:value-type="string" calcext:value-type="string">
            <text:p>totalJSHeapSize_avg</text:p>
          </table:table-cell>
          <table:table-cell office:value-type="float" office:value="36980000" calcext:value-type="float">
            <text:p>36980000</text:p>
          </table:table-cell>
          <table:table-cell office:value-type="float" office:value="45860000" calcext:value-type="float">
            <text:p>45860000</text:p>
          </table:table-cell>
          <table:table-cell office:value-type="float" office:value="159200000" calcext:value-type="float">
            <text:p>159200000</text:p>
          </table:table-cell>
          <table:table-cell office:value-type="float" office:value="79480000" calcext:value-type="float">
            <text:p>79480000</text:p>
          </table:table-cell>
          <table:table-cell office:value-type="float" office:value="139200000" calcext:value-type="float">
            <text:p>139200000</text:p>
          </table:table-cell>
          <table:table-cell office:value-type="float" office:value="72200000" calcext:value-type="float">
            <text:p>72200000</text:p>
          </table:table-cell>
          <table:table-cell table:number-columns-repeated="2" office:value-type="float" office:value="29400000" calcext:value-type="float">
            <text:p>29400000</text:p>
          </table:table-cell>
          <table:table-cell office:value-type="float" office:value="139200000" calcext:value-type="float">
            <text:p>139200000</text:p>
          </table:table-cell>
          <table:table-cell office:value-type="float" office:value="64000000" calcext:value-type="float">
            <text:p>64000000</text:p>
          </table:table-cell>
          <table:table-cell office:value-type="float" office:value="79560000" calcext:value-type="float">
            <text:p>79560000</text:p>
          </table:table-cell>
          <table:table-cell office:value-type="float" office:value="55480000" calcext:value-type="float">
            <text:p>55480000</text:p>
          </table:table-cell>
          <table:table-cell office:value-type="float" office:value="56800000" calcext:value-type="float">
            <text:p>56800000</text:p>
          </table:table-cell>
          <table:table-cell office:value-type="float" office:value="71560000" calcext:value-type="float">
            <text:p>71560000</text:p>
          </table:table-cell>
          <table:table-cell office:value-type="float" office:value="68680000" calcext:value-type="float">
            <text:p>68680000</text:p>
          </table:table-cell>
          <table:table-cell office:value-type="float" office:value="43140000" calcext:value-type="float">
            <text:p>43140000</text:p>
          </table:table-cell>
          <table:table-cell office:value-type="float" office:value="51820000" calcext:value-type="float">
            <text:p>51820000</text:p>
          </table:table-cell>
        </table:table-row>
        <table:table-row table:style-name="ro1">
          <table:table-cell office:value-type="string" calcext:value-type="string">
            <text:p>usedJSHeapSize_max</text:p>
          </table:table-cell>
          <table:table-cell office:value-type="float" office:value="16500000" calcext:value-type="float">
            <text:p>16500000</text:p>
          </table:table-cell>
          <table:table-cell office:value-type="float" office:value="15980000" calcext:value-type="float">
            <text:p>15980000</text:p>
          </table:table-cell>
          <table:table-cell office:value-type="float" office:value="132800000" calcext:value-type="float">
            <text:p>132800000</text:p>
          </table:table-cell>
          <table:table-cell office:value-type="float" office:value="51760000" calcext:value-type="float">
            <text:p>51760000</text:p>
          </table:table-cell>
          <table:table-cell office:value-type="float" office:value="116000000" calcext:value-type="float">
            <text:p>116000000</text:p>
          </table:table-cell>
          <table:table-cell office:value-type="float" office:value="42620000" calcext:value-type="float">
            <text:p>42620000</text:p>
          </table:table-cell>
          <table:table-cell office:value-type="float" office:value="12540000" calcext:value-type="float">
            <text:p>12540000</text:p>
          </table:table-cell>
          <table:table-cell office:value-type="float" office:value="11520000" calcext:value-type="float">
            <text:p>11520000</text:p>
          </table:table-cell>
          <table:table-cell office:value-type="float" office:value="97140000" calcext:value-type="float">
            <text:p>97140000</text:p>
          </table:table-cell>
          <table:table-cell office:value-type="float" office:value="30120000" calcext:value-type="float">
            <text:p>30120000</text:p>
          </table:table-cell>
          <table:table-cell office:value-type="float" office:value="48820000" calcext:value-type="float">
            <text:p>48820000</text:p>
          </table:table-cell>
          <table:table-cell office:value-type="float" office:value="20740000" calcext:value-type="float">
            <text:p>20740000</text:p>
          </table:table-cell>
          <table:table-cell office:value-type="float" office:value="19560000" calcext:value-type="float">
            <text:p>19560000</text:p>
          </table:table-cell>
          <table:table-cell office:value-type="float" office:value="24720000" calcext:value-type="float">
            <text:p>24720000</text:p>
          </table:table-cell>
          <table:table-cell office:value-type="float" office:value="23680000" calcext:value-type="float">
            <text:p>23680000</text:p>
          </table:table-cell>
          <table:table-cell office:value-type="float" office:value="16620000" calcext:value-type="float">
            <text:p>16620000</text:p>
          </table:table-cell>
          <table:table-cell office:value-type="float" office:value="19980000" calcext:value-type="float">
            <text:p>19980000</text:p>
          </table:table-cell>
        </table:table-row>
        <table:table-row table:style-name="ro1">
          <table:table-cell office:value-type="string" calcext:value-type="string">
            <text:p>usedJSHeapSize_avg</text:p>
          </table:table-cell>
          <table:table-cell office:value-type="float" office:value="16500000" calcext:value-type="float">
            <text:p>16500000</text:p>
          </table:table-cell>
          <table:table-cell office:value-type="float" office:value="15980000" calcext:value-type="float">
            <text:p>15980000</text:p>
          </table:table-cell>
          <table:table-cell office:value-type="float" office:value="132800000" calcext:value-type="float">
            <text:p>132800000</text:p>
          </table:table-cell>
          <table:table-cell office:value-type="float" office:value="51760000" calcext:value-type="float">
            <text:p>51760000</text:p>
          </table:table-cell>
          <table:table-cell office:value-type="float" office:value="116000000" calcext:value-type="float">
            <text:p>116000000</text:p>
          </table:table-cell>
          <table:table-cell office:value-type="float" office:value="42620000" calcext:value-type="float">
            <text:p>42620000</text:p>
          </table:table-cell>
          <table:table-cell office:value-type="float" office:value="12540000" calcext:value-type="float">
            <text:p>12540000</text:p>
          </table:table-cell>
          <table:table-cell office:value-type="float" office:value="11520000" calcext:value-type="float">
            <text:p>11520000</text:p>
          </table:table-cell>
          <table:table-cell office:value-type="float" office:value="97140000" calcext:value-type="float">
            <text:p>97140000</text:p>
          </table:table-cell>
          <table:table-cell office:value-type="float" office:value="30120000" calcext:value-type="float">
            <text:p>30120000</text:p>
          </table:table-cell>
          <table:table-cell office:value-type="float" office:value="48820000" calcext:value-type="float">
            <text:p>48820000</text:p>
          </table:table-cell>
          <table:table-cell office:value-type="float" office:value="20740000" calcext:value-type="float">
            <text:p>20740000</text:p>
          </table:table-cell>
          <table:table-cell office:value-type="float" office:value="19560000" calcext:value-type="float">
            <text:p>19560000</text:p>
          </table:table-cell>
          <table:table-cell office:value-type="float" office:value="24720000" calcext:value-type="float">
            <text:p>24720000</text:p>
          </table:table-cell>
          <table:table-cell office:value-type="float" office:value="23680000" calcext:value-type="float">
            <text:p>23680000</text:p>
          </table:table-cell>
          <table:table-cell office:value-type="float" office:value="16620000" calcext:value-type="float">
            <text:p>16620000</text:p>
          </table:table-cell>
          <table:table-cell office:value-type="float" office:value="19980000" calcext:value-type="float">
            <text:p>19980000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736.042999887466" calcext:value-type="float">
            <text:p>736.0429998875</text:p>
          </table:table-cell>
          <table:table-cell office:value-type="float" office:value="916.189200088382" calcext:value-type="float">
            <text:p>916.1892000884</text:p>
          </table:table-cell>
          <table:table-cell office:value-type="float" office:value="9762.16380001902" calcext:value-type="float">
            <text:p>9762.163800019</text:p>
          </table:table-cell>
          <table:table-cell office:value-type="float" office:value="6257.10960001945" calcext:value-type="float">
            <text:p>6257.1096000195</text:p>
          </table:table-cell>
          <table:table-cell office:value-type="float" office:value="9398.52099997401" calcext:value-type="float">
            <text:p>9398.520999974</text:p>
          </table:table-cell>
          <table:table-cell office:value-type="float" office:value="6176.73620007038" calcext:value-type="float">
            <text:p>6176.7362000704</text:p>
          </table:table-cell>
          <table:table-cell office:value-type="float" office:value="729.843600007892" calcext:value-type="float">
            <text:p>729.8436000079</text:p>
          </table:table-cell>
          <table:table-cell office:value-type="float" office:value="634.635399913788" calcext:value-type="float">
            <text:p>634.6353999138</text:p>
          </table:table-cell>
          <table:table-cell office:value-type="float" office:value="4769.8204000324" calcext:value-type="float">
            <text:p>4769.8204000324</text:p>
          </table:table-cell>
          <table:table-cell office:value-type="float" office:value="1442.84099989235" calcext:value-type="float">
            <text:p>1442.8409998924</text:p>
          </table:table-cell>
          <table:table-cell office:value-type="float" office:value="1498.02339993715" calcext:value-type="float">
            <text:p>1498.0233999372</text:p>
          </table:table-cell>
          <table:table-cell office:value-type="float" office:value="1253.04900003672" calcext:value-type="float">
            <text:p>1253.0490000367</text:p>
          </table:table-cell>
          <table:table-cell office:value-type="float" office:value="1324.12939979732" calcext:value-type="float">
            <text:p>1324.1293997973</text:p>
          </table:table-cell>
          <table:table-cell office:value-type="float" office:value="976.52259992063" calcext:value-type="float">
            <text:p>976.5225999206</text:p>
          </table:table-cell>
          <table:table-cell office:value-type="float" office:value="1035.77459989488" calcext:value-type="float">
            <text:p>1035.7745998949</text:p>
          </table:table-cell>
          <table:table-cell office:value-type="float" office:value="1689.83380000293" calcext:value-type="float">
            <text:p>1689.8338000029</text:p>
          </table:table-cell>
          <table:table-cell office:value-type="float" office:value="1303.08399993479" calcext:value-type="float">
            <text:p>1303.0839999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HAN NOM A" svg:font-family="'HAN NOM A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</meta:initial-creator>
    <meta:creation-date>2016-01-11T14:16:23.100620687</meta:creation-date>
    <dc:date>2016-01-11T14:47:57.619279439</dc:date>
    <dc:creator>Sebastián </dc:creator>
    <meta:editing-duration>PT9M39S</meta:editing-duration>
    <meta:editing-cycles>3</meta:editing-cycles>
    <meta:generator>LibreOffice/5.0.4.2$Linux_X86_64 LibreOffice_project/00m0$Build-2</meta:generator>
    <meta:document-statistic meta:table-count="1" meta:cell-count="32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legend chart:legend-position="end" svg:x="11.879cm" svg:y="0.219cm" style:legend-expansion="high" chart:style-name="ch2"/>
        <chart:plot-area chart:style-name="ch3" table:cell-range-address="results.A1:results.R2" chart:data-source-has-labels="both" svg:x="1.33cm" svg:y="0.18cm" svg:width="10.23cm" svg:height="8.645cm">
          <chartooo:coordinate-region svg:x="2.137cm" svg:y="0.379cm" svg:width="9.423cm" svg:height="7.799cm"/>
          <chart:axis chart:dimension="x" chart:name="primary-x" chart:style-name="ch4" chartooo:axis-type="auto">
            <chartooo:date-scale/>
            <chart:categories table:cell-range-address="results.A2:results.A2"/>
          </chart:axis>
          <chart:axis chart:dimension="y" chart:name="primary-y" chart:style-name="ch5">
            <chart:title svg:x="0.451cm" svg:y="5.922cm" chart:style-name="ch6">
              <text:p>ms (lower is better)</text:p>
            </chart:title>
            <chart:grid chart:style-name="ch7" chart:class="major"/>
          </chart:axis>
          <chart:series chart:style-name="ch8" chart:values-cell-range-address="results.B2:results.B2" chart:label-cell-address="results.B1:results.B1" chart:class="chart:bar">
            <chart:data-point/>
          </chart:series>
          <chart:series chart:style-name="ch9" chart:values-cell-range-address="results.C2:results.C2" chart:label-cell-address="results.C1:results.C1" chart:class="chart:bar">
            <chart:data-point/>
          </chart:series>
          <chart:series chart:style-name="ch10" chart:values-cell-range-address="results.D2:results.D2" chart:label-cell-address="results.D1:results.D1" chart:class="chart:bar">
            <chart:data-point/>
          </chart:series>
          <chart:series chart:style-name="ch11" chart:values-cell-range-address="results.E2:results.E2" chart:label-cell-address="results.E1:results.E1" chart:class="chart:bar">
            <chart:data-point/>
          </chart:series>
          <chart:series chart:style-name="ch12" chart:values-cell-range-address="results.F2:results.F2" chart:label-cell-address="results.F1:results.F1" chart:class="chart:bar">
            <chart:data-point/>
          </chart:series>
          <chart:series chart:style-name="ch13" chart:values-cell-range-address="results.G2:results.G2" chart:label-cell-address="results.G1:results.G1" chart:class="chart:bar">
            <chart:data-point/>
          </chart:series>
          <chart:series chart:style-name="ch14" chart:values-cell-range-address="results.H2:results.H2" chart:label-cell-address="results.H1:results.H1" chart:class="chart:bar">
            <chart:data-point/>
          </chart:series>
          <chart:series chart:style-name="ch15" chart:values-cell-range-address="results.I2:results.I2" chart:label-cell-address="results.I1:results.I1" chart:class="chart:bar">
            <chart:data-point/>
          </chart:series>
          <chart:series chart:style-name="ch16" chart:values-cell-range-address="results.J2:results.J2" chart:label-cell-address="results.J1:results.J1" chart:class="chart:bar">
            <chart:data-point/>
          </chart:series>
          <chart:series chart:style-name="ch17" chart:values-cell-range-address="results.K2:results.K2" chart:label-cell-address="results.K1:results.K1" chart:class="chart:bar">
            <chart:data-point/>
          </chart:series>
          <chart:series chart:style-name="ch18" chart:values-cell-range-address="results.L2:results.L2" chart:label-cell-address="results.L1:results.L1" chart:class="chart:bar">
            <chart:data-point/>
          </chart:series>
          <chart:series chart:style-name="ch19" chart:values-cell-range-address="results.M2:results.M2" chart:label-cell-address="results.M1:results.M1" chart:class="chart:bar">
            <chart:data-point/>
          </chart:series>
          <chart:series chart:style-name="ch8" chart:values-cell-range-address="results.N2:results.N2" chart:label-cell-address="results.N1:results.N1" chart:class="chart:bar">
            <chart:data-point/>
          </chart:series>
          <chart:series chart:style-name="ch9" chart:values-cell-range-address="results.O2:results.O2" chart:label-cell-address="results.O1:results.O1" chart:class="chart:bar">
            <chart:data-point/>
          </chart:series>
          <chart:series chart:style-name="ch10" chart:values-cell-range-address="results.P2:results.P2" chart:label-cell-address="results.P1:results.P1" chart:class="chart:bar">
            <chart:data-point/>
          </chart:series>
          <chart:series chart:style-name="ch11" chart:values-cell-range-address="results.Q2:results.Q2" chart:label-cell-address="results.Q1:results.Q1" chart:class="chart:bar">
            <chart:data-point/>
          </chart:series>
          <chart:series chart:style-name="ch12" chart:values-cell-range-address="results.R2:results.R2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jorGC</text:p>
                <draw:g>
                  <svg:desc>results.A2:results.A2</svg:desc>
                </draw:g>
              </table:table-cell>
              <table:table-cell office:value-type="float" office:value="11.8231999993324">
                <text:p>11.8231999993324</text:p>
                <draw:g>
                  <svg:desc>results.B2:results.B2</svg:desc>
                </draw:g>
              </table:table-cell>
              <table:table-cell office:value-type="float" office:value="13.2372000068426">
                <text:p>13.2372000068426</text:p>
                <draw:g>
                  <svg:desc>results.C2:results.C2</svg:desc>
                </draw:g>
              </table:table-cell>
              <table:table-cell office:value-type="float" office:value="352.420600000024">
                <text:p>352.420600000024</text:p>
                <draw:g>
                  <svg:desc>results.D2:results.D2</svg:desc>
                </draw:g>
              </table:table-cell>
              <table:table-cell office:value-type="float" office:value="24.8760000020266">
                <text:p>24.8760000020266</text:p>
                <draw:g>
                  <svg:desc>results.E2:results.E2</svg:desc>
                </draw:g>
              </table:table-cell>
              <table:table-cell office:value-type="float" office:value="419.471599978209">
                <text:p>419.471599978209</text:p>
                <draw:g>
                  <svg:desc>results.F2:results.F2</svg:desc>
                </draw:g>
              </table:table-cell>
              <table:table-cell office:value-type="float" office:value="19.6954000115395">
                <text:p>19.6954000115395</text:p>
                <draw:g>
                  <svg:desc>results.G2:results.G2</svg:desc>
                </draw:g>
              </table:table-cell>
              <table:table-cell office:value-type="float" office:value="9.55220000743866">
                <text:p>9.55220000743866</text:p>
                <draw:g>
                  <svg:desc>results.H2:results.H2</svg:desc>
                </draw:g>
              </table:table-cell>
              <table:table-cell office:value-type="float" office:value="10.5919999957085">
                <text:p>10.5919999957085</text:p>
                <draw:g>
                  <svg:desc>results.I2:results.I2</svg:desc>
                </draw:g>
              </table:table-cell>
              <table:table-cell office:value-type="float" office:value="260.677799996734">
                <text:p>260.677799996734</text:p>
                <draw:g>
                  <svg:desc>results.J2:results.J2</svg:desc>
                </draw:g>
              </table:table-cell>
              <table:table-cell office:value-type="float" office:value="0.0794000267982483">
                <text:p>0.0794000267982483</text:p>
                <draw:g>
                  <svg:desc>results.K2:results.K2</svg:desc>
                </draw:g>
              </table:table-cell>
              <table:table-cell office:value-type="float" office:value="29.4591999858618">
                <text:p>29.4591999858618</text:p>
                <draw:g>
                  <svg:desc>results.L2:results.L2</svg:desc>
                </draw:g>
              </table:table-cell>
              <table:table-cell office:value-type="float" office:value="20.193599998951">
                <text:p>20.193599998951</text:p>
                <draw:g>
                  <svg:desc>results.M2:results.M2</svg:desc>
                </draw:g>
              </table:table-cell>
              <table:table-cell office:value-type="float" office:value="23.2703999936581">
                <text:p>23.2703999936581</text:p>
                <draw:g>
                  <svg:desc>results.N2:results.N2</svg:desc>
                </draw:g>
              </table:table-cell>
              <table:table-cell office:value-type="float" office:value="13.1866000086069">
                <text:p>13.1866000086069</text:p>
                <draw:g>
                  <svg:desc>results.O2:results.O2</svg:desc>
                </draw:g>
              </table:table-cell>
              <table:table-cell office:value-type="float" office:value="10.2975999891758">
                <text:p>10.2975999891758</text:p>
                <draw:g>
                  <svg:desc>results.P2:results.P2</svg:desc>
                </draw:g>
              </table:table-cell>
              <table:table-cell office:value-type="float" office:value="11.3058000028133">
                <text:p>11.3058000028133</text:p>
                <draw:g>
                  <svg:desc>results.Q2:results.Q2</svg:desc>
                </draw:g>
              </table:table-cell>
              <table:table-cell office:value-type="float" office:value="30.4895999997854">
                <text:p>30.4895999997854</text:p>
                <draw:g>
                  <svg:desc>results.R2:results.R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legend chart:legend-position="end" svg:x="11.88cm" svg:y="0.219cm" style:legend-expansion="high" chart:style-name="ch2"/>
        <chart:plot-area chart:style-name="ch3" table:cell-range-address="results.A1:results.R1 results.A18:results.R18" chart:data-source-has-labels="both" svg:x="1.33cm" svg:y="0.18cm" svg:width="10.231cm" svg:height="8.645cm">
          <chartooo:coordinate-region svg:x="2.507cm" svg:y="0.379cm" svg:width="9.054cm" svg:height="7.799cm"/>
          <chart:axis chart:dimension="x" chart:name="primary-x" chart:style-name="ch4" chartooo:axis-type="auto">
            <chartooo:date-scale/>
            <chart:categories table:cell-range-address="results.A18:results.A18"/>
          </chart:axis>
          <chart:axis chart:dimension="y" chart:name="primary-y" chart:style-name="ch5">
            <chart:title svg:x="0.451cm" svg:y="5.922cm" chart:style-name="ch6">
              <text:p>ms (lower is better)</text:p>
            </chart:title>
            <chart:grid chart:style-name="ch7" chart:class="major"/>
          </chart:axis>
          <chart:series chart:style-name="ch8" chart:values-cell-range-address="results.B18:results.B18" chart:label-cell-address="results.B1:results.B1" chart:class="chart:bar">
            <chart:data-point/>
          </chart:series>
          <chart:series chart:style-name="ch9" chart:values-cell-range-address="results.C18:results.C18" chart:label-cell-address="results.C1:results.C1" chart:class="chart:bar">
            <chart:data-point/>
          </chart:series>
          <chart:series chart:style-name="ch10" chart:values-cell-range-address="results.D18:results.D18" chart:label-cell-address="results.D1:results.D1" chart:class="chart:bar">
            <chart:data-point/>
          </chart:series>
          <chart:series chart:style-name="ch11" chart:values-cell-range-address="results.E18:results.E18" chart:label-cell-address="results.E1:results.E1" chart:class="chart:bar">
            <chart:data-point/>
          </chart:series>
          <chart:series chart:style-name="ch12" chart:values-cell-range-address="results.F18:results.F18" chart:label-cell-address="results.F1:results.F1" chart:class="chart:bar">
            <chart:data-point/>
          </chart:series>
          <chart:series chart:style-name="ch13" chart:values-cell-range-address="results.G18:results.G18" chart:label-cell-address="results.G1:results.G1" chart:class="chart:bar">
            <chart:data-point/>
          </chart:series>
          <chart:series chart:style-name="ch14" chart:values-cell-range-address="results.H18:results.H18" chart:label-cell-address="results.H1:results.H1" chart:class="chart:bar">
            <chart:data-point/>
          </chart:series>
          <chart:series chart:style-name="ch15" chart:values-cell-range-address="results.I18:results.I18" chart:label-cell-address="results.I1:results.I1" chart:class="chart:bar">
            <chart:data-point/>
          </chart:series>
          <chart:series chart:style-name="ch16" chart:values-cell-range-address="results.J18:results.J18" chart:label-cell-address="results.J1:results.J1" chart:class="chart:bar">
            <chart:data-point/>
          </chart:series>
          <chart:series chart:style-name="ch17" chart:values-cell-range-address="results.K18:results.K18" chart:label-cell-address="results.K1:results.K1" chart:class="chart:bar">
            <chart:data-point/>
          </chart:series>
          <chart:series chart:style-name="ch18" chart:values-cell-range-address="results.L18:results.L18" chart:label-cell-address="results.L1:results.L1" chart:class="chart:bar">
            <chart:data-point/>
          </chart:series>
          <chart:series chart:style-name="ch19" chart:values-cell-range-address="results.M18:results.M18" chart:label-cell-address="results.M1:results.M1" chart:class="chart:bar">
            <chart:data-point/>
          </chart:series>
          <chart:series chart:style-name="ch8" chart:values-cell-range-address="results.N18:results.N18" chart:label-cell-address="results.N1:results.N1" chart:class="chart:bar">
            <chart:data-point/>
          </chart:series>
          <chart:series chart:style-name="ch9" chart:values-cell-range-address="results.O18:results.O18" chart:label-cell-address="results.O1:results.O1" chart:class="chart:bar">
            <chart:data-point/>
          </chart:series>
          <chart:series chart:style-name="ch10" chart:values-cell-range-address="results.P18:results.P18" chart:label-cell-address="results.P1:results.P1" chart:class="chart:bar">
            <chart:data-point/>
          </chart:series>
          <chart:series chart:style-name="ch11" chart:values-cell-range-address="results.Q18:results.Q18" chart:label-cell-address="results.Q1:results.Q1" chart:class="chart:bar">
            <chart:data-point/>
          </chart:series>
          <chart:series chart:style-name="ch12" chart:values-cell-range-address="results.R18:results.R18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vascript</text:p>
                <draw:g>
                  <svg:desc>results.A18:results.A18</svg:desc>
                </draw:g>
              </table:table-cell>
              <table:table-cell office:value-type="float" office:value="736.042999887466">
                <text:p>736.042999887466</text:p>
                <draw:g>
                  <svg:desc>results.B18:results.B18</svg:desc>
                </draw:g>
              </table:table-cell>
              <table:table-cell office:value-type="float" office:value="916.189200088382">
                <text:p>916.189200088382</text:p>
                <draw:g>
                  <svg:desc>results.C18:results.C18</svg:desc>
                </draw:g>
              </table:table-cell>
              <table:table-cell office:value-type="float" office:value="9762.16380001902">
                <text:p>9762.16380001902</text:p>
                <draw:g>
                  <svg:desc>results.D18:results.D18</svg:desc>
                </draw:g>
              </table:table-cell>
              <table:table-cell office:value-type="float" office:value="6257.10960001945">
                <text:p>6257.10960001945</text:p>
                <draw:g>
                  <svg:desc>results.E18:results.E18</svg:desc>
                </draw:g>
              </table:table-cell>
              <table:table-cell office:value-type="float" office:value="9398.52099997401">
                <text:p>9398.52099997401</text:p>
                <draw:g>
                  <svg:desc>results.F18:results.F18</svg:desc>
                </draw:g>
              </table:table-cell>
              <table:table-cell office:value-type="float" office:value="6176.73620007038">
                <text:p>6176.73620007038</text:p>
                <draw:g>
                  <svg:desc>results.G18:results.G18</svg:desc>
                </draw:g>
              </table:table-cell>
              <table:table-cell office:value-type="float" office:value="729.843600007892">
                <text:p>729.843600007892</text:p>
                <draw:g>
                  <svg:desc>results.H18:results.H18</svg:desc>
                </draw:g>
              </table:table-cell>
              <table:table-cell office:value-type="float" office:value="634.635399913788">
                <text:p>634.635399913788</text:p>
                <draw:g>
                  <svg:desc>results.I18:results.I18</svg:desc>
                </draw:g>
              </table:table-cell>
              <table:table-cell office:value-type="float" office:value="4769.8204000324">
                <text:p>4769.8204000324</text:p>
                <draw:g>
                  <svg:desc>results.J18:results.J18</svg:desc>
                </draw:g>
              </table:table-cell>
              <table:table-cell office:value-type="float" office:value="1442.84099989235">
                <text:p>1442.84099989235</text:p>
                <draw:g>
                  <svg:desc>results.K18:results.K18</svg:desc>
                </draw:g>
              </table:table-cell>
              <table:table-cell office:value-type="float" office:value="1498.02339993715">
                <text:p>1498.02339993715</text:p>
                <draw:g>
                  <svg:desc>results.L18:results.L18</svg:desc>
                </draw:g>
              </table:table-cell>
              <table:table-cell office:value-type="float" office:value="1253.04900003672">
                <text:p>1253.04900003672</text:p>
                <draw:g>
                  <svg:desc>results.M18:results.M18</svg:desc>
                </draw:g>
              </table:table-cell>
              <table:table-cell office:value-type="float" office:value="1324.12939979732">
                <text:p>1324.12939979732</text:p>
                <draw:g>
                  <svg:desc>results.N18:results.N18</svg:desc>
                </draw:g>
              </table:table-cell>
              <table:table-cell office:value-type="float" office:value="976.52259992063">
                <text:p>976.52259992063</text:p>
                <draw:g>
                  <svg:desc>results.O18:results.O18</svg:desc>
                </draw:g>
              </table:table-cell>
              <table:table-cell office:value-type="float" office:value="1035.77459989488">
                <text:p>1035.77459989488</text:p>
                <draw:g>
                  <svg:desc>results.P18:results.P18</svg:desc>
                </draw:g>
              </table:table-cell>
              <table:table-cell office:value-type="float" office:value="1689.83380000293">
                <text:p>1689.83380000293</text:p>
                <draw:g>
                  <svg:desc>results.Q18:results.Q18</svg:desc>
                </draw:g>
              </table:table-cell>
              <table:table-cell office:value-type="float" office:value="1303.08399993479">
                <text:p>1303.08399993479</text:p>
                <draw:g>
                  <svg:desc>results.R18:results.R18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legend chart:legend-position="end" svg:x="11.879cm" svg:y="0.22cm" style:legend-expansion="high" chart:style-name="ch2"/>
        <chart:plot-area chart:style-name="ch3" table:cell-range-address="results.A1:results.R2" chart:data-source-has-labels="both" svg:x="1.33cm" svg:y="0.18cm" svg:width="10.23cm" svg:height="8.646cm">
          <chartooo:coordinate-region svg:x="1.951cm" svg:y="0.38cm" svg:width="9.609cm" svg:height="7.799cm"/>
          <chart:axis chart:dimension="x" chart:name="primary-x" chart:style-name="ch4" chartooo:axis-type="auto">
            <chartooo:date-scale/>
            <chart:categories table:cell-range-address="results.A2:results.A2"/>
          </chart:axis>
          <chart:axis chart:dimension="y" chart:name="primary-y" chart:style-name="ch5">
            <chart:title svg:x="0.451cm" svg:y="5.923cm" chart:style-name="ch6">
              <text:p>ms (lower is better)</text:p>
            </chart:title>
            <chart:grid chart:style-name="ch7" chart:class="major"/>
          </chart:axis>
          <chart:series chart:style-name="ch8" chart:values-cell-range-address="results.B2:results.B2" chart:label-cell-address="results.B1:results.B1" chart:class="chart:bar">
            <chart:data-point/>
          </chart:series>
          <chart:series chart:style-name="ch9" chart:values-cell-range-address="results.C2:results.C2" chart:label-cell-address="results.C1:results.C1" chart:class="chart:bar">
            <chart:data-point/>
          </chart:series>
          <chart:series chart:style-name="ch10" chart:values-cell-range-address="results.D2:results.D2" chart:label-cell-address="results.D1:results.D1" chart:class="chart:bar">
            <chart:data-point/>
          </chart:series>
          <chart:series chart:style-name="ch11" chart:values-cell-range-address="results.E2:results.E2" chart:label-cell-address="results.E1:results.E1" chart:class="chart:bar">
            <chart:data-point/>
          </chart:series>
          <chart:series chart:style-name="ch12" chart:values-cell-range-address="results.F2:results.F2" chart:label-cell-address="results.F1:results.F1" chart:class="chart:bar">
            <chart:data-point/>
          </chart:series>
          <chart:series chart:style-name="ch13" chart:values-cell-range-address="results.G2:results.G2" chart:label-cell-address="results.G1:results.G1" chart:class="chart:bar">
            <chart:data-point/>
          </chart:series>
          <chart:series chart:style-name="ch14" chart:values-cell-range-address="results.H2:results.H2" chart:label-cell-address="results.H1:results.H1" chart:class="chart:bar">
            <chart:data-point/>
          </chart:series>
          <chart:series chart:style-name="ch15" chart:values-cell-range-address="results.I2:results.I2" chart:label-cell-address="results.I1:results.I1" chart:class="chart:bar">
            <chart:data-point/>
          </chart:series>
          <chart:series chart:style-name="ch16" chart:values-cell-range-address="results.J2:results.J2" chart:label-cell-address="results.J1:results.J1" chart:class="chart:bar">
            <chart:data-point/>
          </chart:series>
          <chart:series chart:style-name="ch17" chart:values-cell-range-address="results.K2:results.K2" chart:label-cell-address="results.K1:results.K1" chart:class="chart:bar">
            <chart:data-point/>
          </chart:series>
          <chart:series chart:style-name="ch18" chart:values-cell-range-address="results.L2:results.L2" chart:label-cell-address="results.L1:results.L1" chart:class="chart:bar">
            <chart:data-point/>
          </chart:series>
          <chart:series chart:style-name="ch19" chart:values-cell-range-address="results.M2:results.M2" chart:label-cell-address="results.M1:results.M1" chart:class="chart:bar">
            <chart:data-point/>
          </chart:series>
          <chart:series chart:style-name="ch8" chart:values-cell-range-address="results.N2:results.N2" chart:label-cell-address="results.N1:results.N1" chart:class="chart:bar">
            <chart:data-point/>
          </chart:series>
          <chart:series chart:style-name="ch9" chart:values-cell-range-address="results.O2:results.O2" chart:label-cell-address="results.O1:results.O1" chart:class="chart:bar">
            <chart:data-point/>
          </chart:series>
          <chart:series chart:style-name="ch10" chart:values-cell-range-address="results.P2:results.P2" chart:label-cell-address="results.P1:results.P1" chart:class="chart:bar">
            <chart:data-point/>
          </chart:series>
          <chart:series chart:style-name="ch11" chart:values-cell-range-address="results.Q2:results.Q2" chart:label-cell-address="results.Q1:results.Q1" chart:class="chart:bar">
            <chart:data-point/>
          </chart:series>
          <chart:series chart:style-name="ch12" chart:values-cell-range-address="results.R2:results.R2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jorGC</text:p>
                <draw:g>
                  <svg:desc>results.A2:results.A2</svg:desc>
                </draw:g>
              </table:table-cell>
              <table:table-cell office:value-type="float" office:value="11.8231999993324">
                <text:p>11.8231999993324</text:p>
                <draw:g>
                  <svg:desc>results.B2:results.B2</svg:desc>
                </draw:g>
              </table:table-cell>
              <table:table-cell office:value-type="float" office:value="13.2372000068426">
                <text:p>13.2372000068426</text:p>
                <draw:g>
                  <svg:desc>results.C2:results.C2</svg:desc>
                </draw:g>
              </table:table-cell>
              <table:table-cell office:value-type="float" office:value="352.420600000024">
                <text:p>352.420600000024</text:p>
                <draw:g>
                  <svg:desc>results.D2:results.D2</svg:desc>
                </draw:g>
              </table:table-cell>
              <table:table-cell office:value-type="float" office:value="24.8760000020266">
                <text:p>24.8760000020266</text:p>
                <draw:g>
                  <svg:desc>results.E2:results.E2</svg:desc>
                </draw:g>
              </table:table-cell>
              <table:table-cell office:value-type="float" office:value="419.471599978209">
                <text:p>419.471599978209</text:p>
                <draw:g>
                  <svg:desc>results.F2:results.F2</svg:desc>
                </draw:g>
              </table:table-cell>
              <table:table-cell office:value-type="float" office:value="19.6954000115395">
                <text:p>19.6954000115395</text:p>
                <draw:g>
                  <svg:desc>results.G2:results.G2</svg:desc>
                </draw:g>
              </table:table-cell>
              <table:table-cell office:value-type="float" office:value="9.55220000743866">
                <text:p>9.55220000743866</text:p>
                <draw:g>
                  <svg:desc>results.H2:results.H2</svg:desc>
                </draw:g>
              </table:table-cell>
              <table:table-cell office:value-type="float" office:value="10.5919999957085">
                <text:p>10.5919999957085</text:p>
                <draw:g>
                  <svg:desc>results.I2:results.I2</svg:desc>
                </draw:g>
              </table:table-cell>
              <table:table-cell office:value-type="float" office:value="260.677799996734">
                <text:p>260.677799996734</text:p>
                <draw:g>
                  <svg:desc>results.J2:results.J2</svg:desc>
                </draw:g>
              </table:table-cell>
              <table:table-cell office:value-type="float" office:value="0.0794000267982483">
                <text:p>0.0794000267982483</text:p>
                <draw:g>
                  <svg:desc>results.K2:results.K2</svg:desc>
                </draw:g>
              </table:table-cell>
              <table:table-cell office:value-type="float" office:value="29.4591999858618">
                <text:p>29.4591999858618</text:p>
                <draw:g>
                  <svg:desc>results.L2:results.L2</svg:desc>
                </draw:g>
              </table:table-cell>
              <table:table-cell office:value-type="float" office:value="20.193599998951">
                <text:p>20.193599998951</text:p>
                <draw:g>
                  <svg:desc>results.M2:results.M2</svg:desc>
                </draw:g>
              </table:table-cell>
              <table:table-cell office:value-type="float" office:value="23.2703999936581">
                <text:p>23.2703999936581</text:p>
                <draw:g>
                  <svg:desc>results.N2:results.N2</svg:desc>
                </draw:g>
              </table:table-cell>
              <table:table-cell office:value-type="float" office:value="13.1866000086069">
                <text:p>13.1866000086069</text:p>
                <draw:g>
                  <svg:desc>results.O2:results.O2</svg:desc>
                </draw:g>
              </table:table-cell>
              <table:table-cell office:value-type="float" office:value="10.2975999891758">
                <text:p>10.2975999891758</text:p>
                <draw:g>
                  <svg:desc>results.P2:results.P2</svg:desc>
                </draw:g>
              </table:table-cell>
              <table:table-cell office:value-type="float" office:value="11.3058000028133">
                <text:p>11.3058000028133</text:p>
                <draw:g>
                  <svg:desc>results.Q2:results.Q2</svg:desc>
                </draw:g>
              </table:table-cell>
              <table:table-cell office:value-type="float" office:value="30.4895999997854">
                <text:p>30.4895999997854</text:p>
                <draw:g>
                  <svg:desc>results.R2:results.R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legend chart:legend-position="end" svg:x="11.88cm" svg:y="0.219cm" style:legend-expansion="high" chart:style-name="ch2"/>
        <chart:plot-area chart:style-name="ch3" table:cell-range-address="results.A1:results.R1 results.A3:results.R3" chart:data-source-has-labels="both" svg:x="1.33cm" svg:y="0.18cm" svg:width="10.231cm" svg:height="8.645cm">
          <chartooo:coordinate-region svg:x="2.322cm" svg:y="0.379cm" svg:width="9.239cm" svg:height="7.799cm"/>
          <chart:axis chart:dimension="x" chart:name="primary-x" chart:style-name="ch4" chartooo:axis-type="auto">
            <chartooo:date-scale/>
            <chart:categories table:cell-range-address="results.A3:results.A3"/>
          </chart:axis>
          <chart:axis chart:dimension="y" chart:name="primary-y" chart:style-name="ch5">
            <chart:title svg:x="0.451cm" svg:y="5.922cm" chart:style-name="ch6">
              <text:p>ms (lower is better)</text:p>
            </chart:title>
            <chart:grid chart:style-name="ch7" chart:class="major"/>
          </chart:axis>
          <chart:series chart:style-name="ch8" chart:values-cell-range-address="results.B3:results.B3" chart:label-cell-address="results.B1:results.B1" chart:class="chart:bar">
            <chart:data-point/>
          </chart:series>
          <chart:series chart:style-name="ch9" chart:values-cell-range-address="results.C3:results.C3" chart:label-cell-address="results.C1:results.C1" chart:class="chart:bar">
            <chart:data-point/>
          </chart:series>
          <chart:series chart:style-name="ch10" chart:values-cell-range-address="results.D3:results.D3" chart:label-cell-address="results.D1:results.D1" chart:class="chart:bar">
            <chart:data-point/>
          </chart:series>
          <chart:series chart:style-name="ch11" chart:values-cell-range-address="results.E3:results.E3" chart:label-cell-address="results.E1:results.E1" chart:class="chart:bar">
            <chart:data-point/>
          </chart:series>
          <chart:series chart:style-name="ch12" chart:values-cell-range-address="results.F3:results.F3" chart:label-cell-address="results.F1:results.F1" chart:class="chart:bar">
            <chart:data-point/>
          </chart:series>
          <chart:series chart:style-name="ch13" chart:values-cell-range-address="results.G3:results.G3" chart:label-cell-address="results.G1:results.G1" chart:class="chart:bar">
            <chart:data-point/>
          </chart:series>
          <chart:series chart:style-name="ch14" chart:values-cell-range-address="results.H3:results.H3" chart:label-cell-address="results.H1:results.H1" chart:class="chart:bar">
            <chart:data-point/>
          </chart:series>
          <chart:series chart:style-name="ch15" chart:values-cell-range-address="results.I3:results.I3" chart:label-cell-address="results.I1:results.I1" chart:class="chart:bar">
            <chart:data-point/>
          </chart:series>
          <chart:series chart:style-name="ch16" chart:values-cell-range-address="results.J3:results.J3" chart:label-cell-address="results.J1:results.J1" chart:class="chart:bar">
            <chart:data-point/>
          </chart:series>
          <chart:series chart:style-name="ch17" chart:values-cell-range-address="results.K3:results.K3" chart:label-cell-address="results.K1:results.K1" chart:class="chart:bar">
            <chart:data-point/>
          </chart:series>
          <chart:series chart:style-name="ch18" chart:values-cell-range-address="results.L3:results.L3" chart:label-cell-address="results.L1:results.L1" chart:class="chart:bar">
            <chart:data-point/>
          </chart:series>
          <chart:series chart:style-name="ch19" chart:values-cell-range-address="results.M3:results.M3" chart:label-cell-address="results.M1:results.M1" chart:class="chart:bar">
            <chart:data-point/>
          </chart:series>
          <chart:series chart:style-name="ch8" chart:values-cell-range-address="results.N3:results.N3" chart:label-cell-address="results.N1:results.N1" chart:class="chart:bar">
            <chart:data-point/>
          </chart:series>
          <chart:series chart:style-name="ch9" chart:values-cell-range-address="results.O3:results.O3" chart:label-cell-address="results.O1:results.O1" chart:class="chart:bar">
            <chart:data-point/>
          </chart:series>
          <chart:series chart:style-name="ch10" chart:values-cell-range-address="results.P3:results.P3" chart:label-cell-address="results.P1:results.P1" chart:class="chart:bar">
            <chart:data-point/>
          </chart:series>
          <chart:series chart:style-name="ch11" chart:values-cell-range-address="results.Q3:results.Q3" chart:label-cell-address="results.Q1:results.Q1" chart:class="chart:bar">
            <chart:data-point/>
          </chart:series>
          <chart:series chart:style-name="ch12" chart:values-cell-range-address="results.R3:results.R3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orGC</text:p>
                <draw:g>
                  <svg:desc>results.A3:results.A3</svg:desc>
                </draw:g>
              </table:table-cell>
              <table:table-cell office:value-type="float" office:value="27.3583999961615">
                <text:p>27.3583999961615</text:p>
                <draw:g>
                  <svg:desc>results.B3:results.B3</svg:desc>
                </draw:g>
              </table:table-cell>
              <table:table-cell office:value-type="float" office:value="31.024799990654">
                <text:p>31.024799990654</text:p>
                <draw:g>
                  <svg:desc>results.C3:results.C3</svg:desc>
                </draw:g>
              </table:table-cell>
              <table:table-cell office:value-type="float" office:value="873.457600015402">
                <text:p>873.457600015402</text:p>
                <draw:g>
                  <svg:desc>results.D3:results.D3</svg:desc>
                </draw:g>
              </table:table-cell>
              <table:table-cell office:value-type="float" office:value="223.324399992824">
                <text:p>223.324399992824</text:p>
                <draw:g>
                  <svg:desc>results.E3:results.E3</svg:desc>
                </draw:g>
              </table:table-cell>
              <table:table-cell office:value-type="float" office:value="808.38219999373">
                <text:p>808.38219999373</text:p>
                <draw:g>
                  <svg:desc>results.F3:results.F3</svg:desc>
                </draw:g>
              </table:table-cell>
              <table:table-cell office:value-type="float" office:value="142.051799997687">
                <text:p>142.051799997687</text:p>
                <draw:g>
                  <svg:desc>results.G3:results.G3</svg:desc>
                </draw:g>
              </table:table-cell>
              <table:table-cell office:value-type="float" office:value="19.567999997735">
                <text:p>19.567999997735</text:p>
                <draw:g>
                  <svg:desc>results.H3:results.H3</svg:desc>
                </draw:g>
              </table:table-cell>
              <table:table-cell office:value-type="float" office:value="16.995199996233">
                <text:p>16.995199996233</text:p>
                <draw:g>
                  <svg:desc>results.I3:results.I3</svg:desc>
                </draw:g>
              </table:table-cell>
              <table:table-cell office:value-type="float" office:value="314.064400047064">
                <text:p>314.064400047064</text:p>
                <draw:g>
                  <svg:desc>results.J3:results.J3</svg:desc>
                </draw:g>
              </table:table-cell>
              <table:table-cell office:value-type="float" office:value="58.1081999957562">
                <text:p>58.1081999957562</text:p>
                <draw:g>
                  <svg:desc>results.K3:results.K3</svg:desc>
                </draw:g>
              </table:table-cell>
              <table:table-cell office:value-type="float" office:value="59.4032000005245">
                <text:p>59.4032000005245</text:p>
                <draw:g>
                  <svg:desc>results.L3:results.L3</svg:desc>
                </draw:g>
              </table:table-cell>
              <table:table-cell office:value-type="float" office:value="92.2163999944925">
                <text:p>92.2163999944925</text:p>
                <draw:g>
                  <svg:desc>results.M3:results.M3</svg:desc>
                </draw:g>
              </table:table-cell>
              <table:table-cell office:value-type="float" office:value="85.0271999895573">
                <text:p>85.0271999895573</text:p>
                <draw:g>
                  <svg:desc>results.N3:results.N3</svg:desc>
                </draw:g>
              </table:table-cell>
              <table:table-cell office:value-type="float" office:value="85.7005999952555">
                <text:p>85.7005999952555</text:p>
                <draw:g>
                  <svg:desc>results.O3:results.O3</svg:desc>
                </draw:g>
              </table:table-cell>
              <table:table-cell office:value-type="float" office:value="84.3816000044346">
                <text:p>84.3816000044346</text:p>
                <draw:g>
                  <svg:desc>results.P3:results.P3</svg:desc>
                </draw:g>
              </table:table-cell>
              <table:table-cell office:value-type="float" office:value="89.5536000043154">
                <text:p>89.5536000043154</text:p>
                <draw:g>
                  <svg:desc>results.Q3:results.Q3</svg:desc>
                </draw:g>
              </table:table-cell>
              <table:table-cell office:value-type="float" office:value="121.369199988246">
                <text:p>121.369199988246</text:p>
                <draw:g>
                  <svg:desc>results.R3:results.R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legend chart:legend-position="end" svg:x="11.879cm" svg:y="0.22cm" style:legend-expansion="high" chart:style-name="ch2"/>
        <chart:plot-area chart:style-name="ch3" table:cell-range-address="results.A1:results.R1 results.A4:results.R4" chart:data-source-has-labels="both" svg:x="1.33cm" svg:y="0.18cm" svg:width="10.23cm" svg:height="8.646cm">
          <chartooo:coordinate-region svg:x="2.322cm" svg:y="0.379cm" svg:width="9.238cm" svg:height="7.8cm"/>
          <chart:axis chart:dimension="x" chart:name="primary-x" chart:style-name="ch4" chartooo:axis-type="auto">
            <chartooo:date-scale/>
            <chart:categories table:cell-range-address="results.A4:results.A4"/>
          </chart:axis>
          <chart:axis chart:dimension="y" chart:name="primary-y" chart:style-name="ch5">
            <chart:title svg:x="0.451cm" svg:y="5.923cm" chart:style-name="ch6">
              <text:p>ms (lower is better)</text:p>
            </chart:title>
            <chart:grid chart:style-name="ch7" chart:class="major"/>
          </chart:axis>
          <chart:series chart:style-name="ch8" chart:values-cell-range-address="results.B4:results.B4" chart:label-cell-address="results.B1:results.B1" chart:class="chart:bar">
            <chart:data-point/>
          </chart:series>
          <chart:series chart:style-name="ch9" chart:values-cell-range-address="results.C4:results.C4" chart:label-cell-address="results.C1:results.C1" chart:class="chart:bar">
            <chart:data-point/>
          </chart:series>
          <chart:series chart:style-name="ch10" chart:values-cell-range-address="results.D4:results.D4" chart:label-cell-address="results.D1:results.D1" chart:class="chart:bar">
            <chart:data-point/>
          </chart:series>
          <chart:series chart:style-name="ch11" chart:values-cell-range-address="results.E4:results.E4" chart:label-cell-address="results.E1:results.E1" chart:class="chart:bar">
            <chart:data-point/>
          </chart:series>
          <chart:series chart:style-name="ch12" chart:values-cell-range-address="results.F4:results.F4" chart:label-cell-address="results.F1:results.F1" chart:class="chart:bar">
            <chart:data-point/>
          </chart:series>
          <chart:series chart:style-name="ch13" chart:values-cell-range-address="results.G4:results.G4" chart:label-cell-address="results.G1:results.G1" chart:class="chart:bar">
            <chart:data-point/>
          </chart:series>
          <chart:series chart:style-name="ch14" chart:values-cell-range-address="results.H4:results.H4" chart:label-cell-address="results.H1:results.H1" chart:class="chart:bar">
            <chart:data-point/>
          </chart:series>
          <chart:series chart:style-name="ch15" chart:values-cell-range-address="results.I4:results.I4" chart:label-cell-address="results.I1:results.I1" chart:class="chart:bar">
            <chart:data-point/>
          </chart:series>
          <chart:series chart:style-name="ch16" chart:values-cell-range-address="results.J4:results.J4" chart:label-cell-address="results.J1:results.J1" chart:class="chart:bar">
            <chart:data-point/>
          </chart:series>
          <chart:series chart:style-name="ch17" chart:values-cell-range-address="results.K4:results.K4" chart:label-cell-address="results.K1:results.K1" chart:class="chart:bar">
            <chart:data-point/>
          </chart:series>
          <chart:series chart:style-name="ch18" chart:values-cell-range-address="results.L4:results.L4" chart:label-cell-address="results.L1:results.L1" chart:class="chart:bar">
            <chart:data-point/>
          </chart:series>
          <chart:series chart:style-name="ch19" chart:values-cell-range-address="results.M4:results.M4" chart:label-cell-address="results.M1:results.M1" chart:class="chart:bar">
            <chart:data-point/>
          </chart:series>
          <chart:series chart:style-name="ch8" chart:values-cell-range-address="results.N4:results.N4" chart:label-cell-address="results.N1:results.N1" chart:class="chart:bar">
            <chart:data-point/>
          </chart:series>
          <chart:series chart:style-name="ch9" chart:values-cell-range-address="results.O4:results.O4" chart:label-cell-address="results.O1:results.O1" chart:class="chart:bar">
            <chart:data-point/>
          </chart:series>
          <chart:series chart:style-name="ch10" chart:values-cell-range-address="results.P4:results.P4" chart:label-cell-address="results.P1:results.P1" chart:class="chart:bar">
            <chart:data-point/>
          </chart:series>
          <chart:series chart:style-name="ch11" chart:values-cell-range-address="results.Q4:results.Q4" chart:label-cell-address="results.Q1:results.Q1" chart:class="chart:bar">
            <chart:data-point/>
          </chart:series>
          <chart:series chart:style-name="ch12" chart:values-cell-range-address="results.R4:results.R4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yout</text:p>
                <draw:g>
                  <svg:desc>results.A4:results.A4</svg:desc>
                </draw:g>
              </table:table-cell>
              <table:table-cell office:value-type="float" office:value="113.220400011539">
                <text:p>113.220400011539</text:p>
                <draw:g>
                  <svg:desc>results.B4:results.B4</svg:desc>
                </draw:g>
              </table:table-cell>
              <table:table-cell office:value-type="float" office:value="143.915999990702">
                <text:p>143.915999990702</text:p>
                <draw:g>
                  <svg:desc>results.C4:results.C4</svg:desc>
                </draw:g>
              </table:table-cell>
              <table:table-cell office:value-type="float" office:value="349.04439997375">
                <text:p>349.04439997375</text:p>
                <draw:g>
                  <svg:desc>results.D4:results.D4</svg:desc>
                </draw:g>
              </table:table-cell>
              <table:table-cell office:value-type="float" office:value="663.583200016618">
                <text:p>663.583200016618</text:p>
                <draw:g>
                  <svg:desc>results.E4:results.E4</svg:desc>
                </draw:g>
              </table:table-cell>
              <table:table-cell office:value-type="float" office:value="376.35100005269">
                <text:p>376.35100005269</text:p>
                <draw:g>
                  <svg:desc>results.F4:results.F4</svg:desc>
                </draw:g>
              </table:table-cell>
              <table:table-cell office:value-type="float" office:value="786.963599967956">
                <text:p>786.963599967956</text:p>
                <draw:g>
                  <svg:desc>results.G4:results.G4</svg:desc>
                </draw:g>
              </table:table-cell>
              <table:table-cell office:value-type="float" office:value="438.590200001001">
                <text:p>438.590200001001</text:p>
                <draw:g>
                  <svg:desc>results.H4:results.H4</svg:desc>
                </draw:g>
              </table:table-cell>
              <table:table-cell office:value-type="float" office:value="356.06400000155">
                <text:p>356.06400000155</text:p>
                <draw:g>
                  <svg:desc>results.I4:results.I4</svg:desc>
                </draw:g>
              </table:table-cell>
              <table:table-cell office:value-type="float" office:value="146.029200011492">
                <text:p>146.029200011492</text:p>
                <draw:g>
                  <svg:desc>results.J4:results.J4</svg:desc>
                </draw:g>
              </table:table-cell>
              <table:table-cell office:value-type="float" office:value="295.302000010014">
                <text:p>295.302000010014</text:p>
                <draw:g>
                  <svg:desc>results.K4:results.K4</svg:desc>
                </draw:g>
              </table:table-cell>
              <table:table-cell office:value-type="float" office:value="294.166200006008">
                <text:p>294.166200006008</text:p>
                <draw:g>
                  <svg:desc>results.L4:results.L4</svg:desc>
                </draw:g>
              </table:table-cell>
              <table:table-cell office:value-type="float" office:value="185.514599996805">
                <text:p>185.514599996805</text:p>
                <draw:g>
                  <svg:desc>results.M4:results.M4</svg:desc>
                </draw:g>
              </table:table-cell>
              <table:table-cell office:value-type="float" office:value="178.390000006557">
                <text:p>178.390000006557</text:p>
                <draw:g>
                  <svg:desc>results.N4:results.N4</svg:desc>
                </draw:g>
              </table:table-cell>
              <table:table-cell office:value-type="float" office:value="257.18140000701">
                <text:p>257.18140000701</text:p>
                <draw:g>
                  <svg:desc>results.O4:results.O4</svg:desc>
                </draw:g>
              </table:table-cell>
              <table:table-cell office:value-type="float" office:value="261.190800026059">
                <text:p>261.190800026059</text:p>
                <draw:g>
                  <svg:desc>results.P4:results.P4</svg:desc>
                </draw:g>
              </table:table-cell>
              <table:table-cell office:value-type="float" office:value="1587.20440003276">
                <text:p>1587.20440003276</text:p>
                <draw:g>
                  <svg:desc>results.Q4:results.Q4</svg:desc>
                </draw:g>
              </table:table-cell>
              <table:table-cell office:value-type="float" office:value="942.058200007677">
                <text:p>942.058200007677</text:p>
                <draw:g>
                  <svg:desc>results.R4:results.R4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legend chart:legend-position="end" svg:x="11.879cm" svg:y="0.22cm" style:legend-expansion="high" chart:style-name="ch2"/>
        <chart:plot-area chart:style-name="ch3" table:cell-range-address="results.A1:results.R1 results.A5:results.R5" chart:data-source-has-labels="both" svg:x="1.33cm" svg:y="0.18cm" svg:width="10.23cm" svg:height="8.646cm">
          <chartooo:coordinate-region svg:x="2.137cm" svg:y="0.38cm" svg:width="9.423cm" svg:height="7.799cm"/>
          <chart:axis chart:dimension="x" chart:name="primary-x" chart:style-name="ch4" chartooo:axis-type="auto">
            <chartooo:date-scale/>
            <chart:categories table:cell-range-address="results.A5:results.A5"/>
          </chart:axis>
          <chart:axis chart:dimension="y" chart:name="primary-y" chart:style-name="ch5">
            <chart:title svg:x="0.451cm" svg:y="5.923cm" chart:style-name="ch6">
              <text:p>ms (lower is better)</text:p>
            </chart:title>
            <chart:grid chart:style-name="ch7" chart:class="major"/>
          </chart:axis>
          <chart:series chart:style-name="ch8" chart:values-cell-range-address="results.B5:results.B5" chart:label-cell-address="results.B1:results.B1" chart:class="chart:bar">
            <chart:data-point/>
          </chart:series>
          <chart:series chart:style-name="ch9" chart:values-cell-range-address="results.C5:results.C5" chart:label-cell-address="results.C1:results.C1" chart:class="chart:bar">
            <chart:data-point/>
          </chart:series>
          <chart:series chart:style-name="ch10" chart:values-cell-range-address="results.D5:results.D5" chart:label-cell-address="results.D1:results.D1" chart:class="chart:bar">
            <chart:data-point/>
          </chart:series>
          <chart:series chart:style-name="ch11" chart:values-cell-range-address="results.E5:results.E5" chart:label-cell-address="results.E1:results.E1" chart:class="chart:bar">
            <chart:data-point/>
          </chart:series>
          <chart:series chart:style-name="ch12" chart:values-cell-range-address="results.F5:results.F5" chart:label-cell-address="results.F1:results.F1" chart:class="chart:bar">
            <chart:data-point/>
          </chart:series>
          <chart:series chart:style-name="ch13" chart:values-cell-range-address="results.G5:results.G5" chart:label-cell-address="results.G1:results.G1" chart:class="chart:bar">
            <chart:data-point/>
          </chart:series>
          <chart:series chart:style-name="ch14" chart:values-cell-range-address="results.H5:results.H5" chart:label-cell-address="results.H1:results.H1" chart:class="chart:bar">
            <chart:data-point/>
          </chart:series>
          <chart:series chart:style-name="ch15" chart:values-cell-range-address="results.I5:results.I5" chart:label-cell-address="results.I1:results.I1" chart:class="chart:bar">
            <chart:data-point/>
          </chart:series>
          <chart:series chart:style-name="ch16" chart:values-cell-range-address="results.J5:results.J5" chart:label-cell-address="results.J1:results.J1" chart:class="chart:bar">
            <chart:data-point/>
          </chart:series>
          <chart:series chart:style-name="ch17" chart:values-cell-range-address="results.K5:results.K5" chart:label-cell-address="results.K1:results.K1" chart:class="chart:bar">
            <chart:data-point/>
          </chart:series>
          <chart:series chart:style-name="ch18" chart:values-cell-range-address="results.L5:results.L5" chart:label-cell-address="results.L1:results.L1" chart:class="chart:bar">
            <chart:data-point/>
          </chart:series>
          <chart:series chart:style-name="ch19" chart:values-cell-range-address="results.M5:results.M5" chart:label-cell-address="results.M1:results.M1" chart:class="chart:bar">
            <chart:data-point/>
          </chart:series>
          <chart:series chart:style-name="ch8" chart:values-cell-range-address="results.N5:results.N5" chart:label-cell-address="results.N1:results.N1" chart:class="chart:bar">
            <chart:data-point/>
          </chart:series>
          <chart:series chart:style-name="ch9" chart:values-cell-range-address="results.O5:results.O5" chart:label-cell-address="results.O1:results.O1" chart:class="chart:bar">
            <chart:data-point/>
          </chart:series>
          <chart:series chart:style-name="ch10" chart:values-cell-range-address="results.P5:results.P5" chart:label-cell-address="results.P1:results.P1" chart:class="chart:bar">
            <chart:data-point/>
          </chart:series>
          <chart:series chart:style-name="ch11" chart:values-cell-range-address="results.Q5:results.Q5" chart:label-cell-address="results.Q1:results.Q1" chart:class="chart:bar">
            <chart:data-point/>
          </chart:series>
          <chart:series chart:style-name="ch12" chart:values-cell-range-address="results.R5:results.R5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int</text:p>
                <draw:g>
                  <svg:desc>results.A5:results.A5</svg:desc>
                </draw:g>
              </table:table-cell>
              <table:table-cell office:value-type="float" office:value="63.0609999984503">
                <text:p>63.0609999984503</text:p>
                <draw:g>
                  <svg:desc>results.B5:results.B5</svg:desc>
                </draw:g>
              </table:table-cell>
              <table:table-cell office:value-type="float" office:value="70.390399992466">
                <text:p>70.390399992466</text:p>
                <draw:g>
                  <svg:desc>results.C5:results.C5</svg:desc>
                </draw:g>
              </table:table-cell>
              <table:table-cell office:value-type="float" office:value="165.580400004983">
                <text:p>165.580400004983</text:p>
                <draw:g>
                  <svg:desc>results.D5:results.D5</svg:desc>
                </draw:g>
              </table:table-cell>
              <table:table-cell office:value-type="float" office:value="292.05980001986">
                <text:p>292.05980001986</text:p>
                <draw:g>
                  <svg:desc>results.E5:results.E5</svg:desc>
                </draw:g>
              </table:table-cell>
              <table:table-cell office:value-type="float" office:value="179.950599989295">
                <text:p>179.950599989295</text:p>
                <draw:g>
                  <svg:desc>results.F5:results.F5</svg:desc>
                </draw:g>
              </table:table-cell>
              <table:table-cell office:value-type="float" office:value="346.843600004911">
                <text:p>346.843600004911</text:p>
                <draw:g>
                  <svg:desc>results.G5:results.G5</svg:desc>
                </draw:g>
              </table:table-cell>
              <table:table-cell office:value-type="float" office:value="179.63719997704">
                <text:p>179.63719997704</text:p>
                <draw:g>
                  <svg:desc>results.H5:results.H5</svg:desc>
                </draw:g>
              </table:table-cell>
              <table:table-cell office:value-type="float" office:value="131.571599990129">
                <text:p>131.571599990129</text:p>
                <draw:g>
                  <svg:desc>results.I5:results.I5</svg:desc>
                </draw:g>
              </table:table-cell>
              <table:table-cell office:value-type="float" office:value="65.0599999845028">
                <text:p>65.0599999845028</text:p>
                <draw:g>
                  <svg:desc>results.J5:results.J5</svg:desc>
                </draw:g>
              </table:table-cell>
              <table:table-cell office:value-type="float" office:value="93.7805999875069">
                <text:p>93.7805999875069</text:p>
                <draw:g>
                  <svg:desc>results.K5:results.K5</svg:desc>
                </draw:g>
              </table:table-cell>
              <table:table-cell office:value-type="float" office:value="96.8086000025273">
                <text:p>96.8086000025273</text:p>
                <draw:g>
                  <svg:desc>results.L5:results.L5</svg:desc>
                </draw:g>
              </table:table-cell>
              <table:table-cell office:value-type="float" office:value="87.6950000226498">
                <text:p>87.6950000226498</text:p>
                <draw:g>
                  <svg:desc>results.M5:results.M5</svg:desc>
                </draw:g>
              </table:table-cell>
              <table:table-cell office:value-type="float" office:value="89.1246000111103">
                <text:p>89.1246000111103</text:p>
                <draw:g>
                  <svg:desc>results.N5:results.N5</svg:desc>
                </draw:g>
              </table:table-cell>
              <table:table-cell office:value-type="float" office:value="95.2269999921322">
                <text:p>95.2269999921322</text:p>
                <draw:g>
                  <svg:desc>results.O5:results.O5</svg:desc>
                </draw:g>
              </table:table-cell>
              <table:table-cell office:value-type="float" office:value="96.8587999910116">
                <text:p>96.8587999910116</text:p>
                <draw:g>
                  <svg:desc>results.P5:results.P5</svg:desc>
                </draw:g>
              </table:table-cell>
              <table:table-cell office:value-type="float" office:value="760.73480001986">
                <text:p>760.73480001986</text:p>
                <draw:g>
                  <svg:desc>results.Q5:results.Q5</svg:desc>
                </draw:g>
              </table:table-cell>
              <table:table-cell office:value-type="float" office:value="431.790200027823">
                <text:p>431.790200027823</text:p>
                <draw:g>
                  <svg:desc>results.R5:results.R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legend chart:legend-position="end" svg:x="11.879cm" svg:y="0.219cm" style:legend-expansion="high" chart:style-name="ch2"/>
        <chart:plot-area chart:style-name="ch3" table:cell-range-address="results.A1:results.R1 results.A7:results.R7" chart:data-source-has-labels="both" svg:x="1.33cm" svg:y="0.18cm" svg:width="10.23cm" svg:height="8.645cm">
          <chartooo:coordinate-region svg:x="2.137cm" svg:y="0.379cm" svg:width="9.423cm" svg:height="7.799cm"/>
          <chart:axis chart:dimension="x" chart:name="primary-x" chart:style-name="ch4" chartooo:axis-type="auto">
            <chartooo:date-scale/>
            <chart:categories table:cell-range-address="results.A7:results.A7"/>
          </chart:axis>
          <chart:axis chart:dimension="y" chart:name="primary-y" chart:style-name="ch5">
            <chart:title svg:x="0.451cm" svg:y="6.107cm" chart:style-name="ch6">
              <text:p>count (lower is better)</text:p>
            </chart:title>
            <chart:grid chart:style-name="ch7" chart:class="major"/>
          </chart:axis>
          <chart:series chart:style-name="ch8" chart:values-cell-range-address="results.B7:results.B7" chart:label-cell-address="results.B1:results.B1" chart:class="chart:bar">
            <chart:data-point/>
          </chart:series>
          <chart:series chart:style-name="ch9" chart:values-cell-range-address="results.C7:results.C7" chart:label-cell-address="results.C1:results.C1" chart:class="chart:bar">
            <chart:data-point/>
          </chart:series>
          <chart:series chart:style-name="ch10" chart:values-cell-range-address="results.D7:results.D7" chart:label-cell-address="results.D1:results.D1" chart:class="chart:bar">
            <chart:data-point/>
          </chart:series>
          <chart:series chart:style-name="ch11" chart:values-cell-range-address="results.E7:results.E7" chart:label-cell-address="results.E1:results.E1" chart:class="chart:bar">
            <chart:data-point/>
          </chart:series>
          <chart:series chart:style-name="ch12" chart:values-cell-range-address="results.F7:results.F7" chart:label-cell-address="results.F1:results.F1" chart:class="chart:bar">
            <chart:data-point/>
          </chart:series>
          <chart:series chart:style-name="ch13" chart:values-cell-range-address="results.G7:results.G7" chart:label-cell-address="results.G1:results.G1" chart:class="chart:bar">
            <chart:data-point/>
          </chart:series>
          <chart:series chart:style-name="ch14" chart:values-cell-range-address="results.H7:results.H7" chart:label-cell-address="results.H1:results.H1" chart:class="chart:bar">
            <chart:data-point/>
          </chart:series>
          <chart:series chart:style-name="ch15" chart:values-cell-range-address="results.I7:results.I7" chart:label-cell-address="results.I1:results.I1" chart:class="chart:bar">
            <chart:data-point/>
          </chart:series>
          <chart:series chart:style-name="ch16" chart:values-cell-range-address="results.J7:results.J7" chart:label-cell-address="results.J1:results.J1" chart:class="chart:bar">
            <chart:data-point/>
          </chart:series>
          <chart:series chart:style-name="ch17" chart:values-cell-range-address="results.K7:results.K7" chart:label-cell-address="results.K1:results.K1" chart:class="chart:bar">
            <chart:data-point/>
          </chart:series>
          <chart:series chart:style-name="ch18" chart:values-cell-range-address="results.L7:results.L7" chart:label-cell-address="results.L1:results.L1" chart:class="chart:bar">
            <chart:data-point/>
          </chart:series>
          <chart:series chart:style-name="ch19" chart:values-cell-range-address="results.M7:results.M7" chart:label-cell-address="results.M1:results.M1" chart:class="chart:bar">
            <chart:data-point/>
          </chart:series>
          <chart:series chart:style-name="ch8" chart:values-cell-range-address="results.N7:results.N7" chart:label-cell-address="results.N1:results.N1" chart:class="chart:bar">
            <chart:data-point/>
          </chart:series>
          <chart:series chart:style-name="ch9" chart:values-cell-range-address="results.O7:results.O7" chart:label-cell-address="results.O1:results.O1" chart:class="chart:bar">
            <chart:data-point/>
          </chart:series>
          <chart:series chart:style-name="ch10" chart:values-cell-range-address="results.P7:results.P7" chart:label-cell-address="results.P1:results.P1" chart:class="chart:bar">
            <chart:data-point/>
          </chart:series>
          <chart:series chart:style-name="ch11" chart:values-cell-range-address="results.Q7:results.Q7" chart:label-cell-address="results.Q1:results.Q1" chart:class="chart:bar">
            <chart:data-point/>
          </chart:series>
          <chart:series chart:style-name="ch12" chart:values-cell-range-address="results.R7:results.R7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oppedFrameCount</text:p>
                <draw:g>
                  <svg:desc>results.A7:results.A7</svg:desc>
                </draw:g>
              </table:table-cell>
              <table:table-cell office:value-type="float" office:value="179.4">
                <text:p>179.4</text:p>
                <draw:g>
                  <svg:desc>results.B7:results.B7</svg:desc>
                </draw:g>
              </table:table-cell>
              <table:table-cell office:value-type="float" office:value="181.4">
                <text:p>181.4</text:p>
                <draw:g>
                  <svg:desc>results.C7:results.C7</svg:desc>
                </draw:g>
              </table:table-cell>
              <table:table-cell office:value-type="float" office:value="660.4">
                <text:p>660.4</text:p>
                <draw:g>
                  <svg:desc>results.D7:results.D7</svg:desc>
                </draw:g>
              </table:table-cell>
              <table:table-cell office:value-type="float" office:value="527.2">
                <text:p>527.2</text:p>
                <draw:g>
                  <svg:desc>results.E7:results.E7</svg:desc>
                </draw:g>
              </table:table-cell>
              <table:table-cell office:value-type="float" office:value="638.8">
                <text:p>638.8</text:p>
                <draw:g>
                  <svg:desc>results.F7:results.F7</svg:desc>
                </draw:g>
              </table:table-cell>
              <table:table-cell office:value-type="float" office:value="544.2">
                <text:p>544.2</text:p>
                <draw:g>
                  <svg:desc>results.G7:results.G7</svg:desc>
                </draw:g>
              </table:table-cell>
              <table:table-cell office:value-type="float" office:value="177.2">
                <text:p>177.2</text:p>
                <draw:g>
                  <svg:desc>results.H7:results.H7</svg:desc>
                </draw:g>
              </table:table-cell>
              <table:table-cell office:value-type="float" office:value="152.8">
                <text:p>152.8</text:p>
                <draw:g>
                  <svg:desc>results.I7:results.I7</svg:desc>
                </draw:g>
              </table:table-cell>
              <table:table-cell office:value-type="float" office:value="432">
                <text:p>432</text:p>
                <draw:g>
                  <svg:desc>results.J7:results.J7</svg:desc>
                </draw:g>
              </table:table-cell>
              <table:table-cell office:value-type="float" office:value="164.6">
                <text:p>164.6</text:p>
                <draw:g>
                  <svg:desc>results.K7:results.K7</svg:desc>
                </draw:g>
              </table:table-cell>
              <table:table-cell office:value-type="float" office:value="173.2">
                <text:p>173.2</text:p>
                <draw:g>
                  <svg:desc>results.L7:results.L7</svg:desc>
                </draw:g>
              </table:table-cell>
              <table:table-cell office:value-type="float" office:value="212.2">
                <text:p>212.2</text:p>
                <draw:g>
                  <svg:desc>results.M7:results.M7</svg:desc>
                </draw:g>
              </table:table-cell>
              <table:table-cell office:value-type="float" office:value="229.4">
                <text:p>229.4</text:p>
                <draw:g>
                  <svg:desc>results.N7:results.N7</svg:desc>
                </draw:g>
              </table:table-cell>
              <table:table-cell office:value-type="float" office:value="185">
                <text:p>185</text:p>
                <draw:g>
                  <svg:desc>results.O7:results.O7</svg:desc>
                </draw:g>
              </table:table-cell>
              <table:table-cell office:value-type="float" office:value="187.6">
                <text:p>187.6</text:p>
                <draw:g>
                  <svg:desc>results.P7:results.P7</svg:desc>
                </draw:g>
              </table:table-cell>
              <table:table-cell office:value-type="float" office:value="352.8">
                <text:p>352.8</text:p>
                <draw:g>
                  <svg:desc>results.Q7:results.Q7</svg:desc>
                </draw:g>
              </table:table-cell>
              <table:table-cell office:value-type="float" office:value="265">
                <text:p>265</text:p>
                <draw:g>
                  <svg:desc>results.R7:results.R7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85cm" svg:y="0.217cm" style:legend-expansion="high" chart:style-name="ch2"/>
        <chart:plot-area chart:style-name="ch3" table:cell-range-address="results.A1:results.R1 results.A11:results.R11" chart:data-source-has-labels="both" svg:x="1.331cm" svg:y="0.18cm" svg:width="10.234cm" svg:height="8.64cm">
          <chartooo:coordinate-region svg:x="1.952cm" svg:y="0.379cm" svg:width="9.613cm" svg:height="7.794cm"/>
          <chart:axis chart:dimension="x" chart:name="primary-x" chart:style-name="ch4" chartooo:axis-type="auto">
            <chartooo:date-scale/>
            <chart:categories table:cell-range-address="results.A11:results.A11"/>
          </chart:axis>
          <chart:axis chart:dimension="y" chart:name="primary-y" chart:style-name="ch5">
            <chart:title svg:x="0.451cm" svg:y="6.079cm" chart:style-name="ch6">
              <text:p>FPS (higher is better)</text:p>
            </chart:title>
            <chart:grid chart:style-name="ch7" chart:class="major"/>
          </chart:axis>
          <chart:series chart:style-name="ch8" chart:values-cell-range-address="results.B11:results.B11" chart:label-cell-address="results.B1:results.B1" chart:class="chart:bar">
            <chart:data-point/>
          </chart:series>
          <chart:series chart:style-name="ch9" chart:values-cell-range-address="results.C11:results.C11" chart:label-cell-address="results.C1:results.C1" chart:class="chart:bar">
            <chart:data-point/>
          </chart:series>
          <chart:series chart:style-name="ch10" chart:values-cell-range-address="results.D11:results.D11" chart:label-cell-address="results.D1:results.D1" chart:class="chart:bar">
            <chart:data-point/>
          </chart:series>
          <chart:series chart:style-name="ch11" chart:values-cell-range-address="results.E11:results.E11" chart:label-cell-address="results.E1:results.E1" chart:class="chart:bar">
            <chart:data-point/>
          </chart:series>
          <chart:series chart:style-name="ch12" chart:values-cell-range-address="results.F11:results.F11" chart:label-cell-address="results.F1:results.F1" chart:class="chart:bar">
            <chart:data-point/>
          </chart:series>
          <chart:series chart:style-name="ch13" chart:values-cell-range-address="results.G11:results.G11" chart:label-cell-address="results.G1:results.G1" chart:class="chart:bar">
            <chart:data-point/>
          </chart:series>
          <chart:series chart:style-name="ch14" chart:values-cell-range-address="results.H11:results.H11" chart:label-cell-address="results.H1:results.H1" chart:class="chart:bar">
            <chart:data-point/>
          </chart:series>
          <chart:series chart:style-name="ch15" chart:values-cell-range-address="results.I11:results.I11" chart:label-cell-address="results.I1:results.I1" chart:class="chart:bar">
            <chart:data-point/>
          </chart:series>
          <chart:series chart:style-name="ch16" chart:values-cell-range-address="results.J11:results.J11" chart:label-cell-address="results.J1:results.J1" chart:class="chart:bar">
            <chart:data-point/>
          </chart:series>
          <chart:series chart:style-name="ch17" chart:values-cell-range-address="results.K11:results.K11" chart:label-cell-address="results.K1:results.K1" chart:class="chart:bar">
            <chart:data-point/>
          </chart:series>
          <chart:series chart:style-name="ch18" chart:values-cell-range-address="results.L11:results.L11" chart:label-cell-address="results.L1:results.L1" chart:class="chart:bar">
            <chart:data-point/>
          </chart:series>
          <chart:series chart:style-name="ch19" chart:values-cell-range-address="results.M11:results.M11" chart:label-cell-address="results.M1:results.M1" chart:class="chart:bar">
            <chart:data-point/>
          </chart:series>
          <chart:series chart:style-name="ch8" chart:values-cell-range-address="results.N11:results.N11" chart:label-cell-address="results.N1:results.N1" chart:class="chart:bar">
            <chart:data-point/>
          </chart:series>
          <chart:series chart:style-name="ch9" chart:values-cell-range-address="results.O11:results.O11" chart:label-cell-address="results.O1:results.O1" chart:class="chart:bar">
            <chart:data-point/>
          </chart:series>
          <chart:series chart:style-name="ch10" chart:values-cell-range-address="results.P11:results.P11" chart:label-cell-address="results.P1:results.P1" chart:class="chart:bar">
            <chart:data-point/>
          </chart:series>
          <chart:series chart:style-name="ch11" chart:values-cell-range-address="results.Q11:results.Q11" chart:label-cell-address="results.Q1:results.Q1" chart:class="chart:bar">
            <chart:data-point/>
          </chart:series>
          <chart:series chart:style-name="ch12" chart:values-cell-range-address="results.R11:results.R11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ames_per_sec</text:p>
                <draw:g>
                  <svg:desc>results.A11:results.A11</svg:desc>
                </draw:g>
              </table:table-cell>
              <table:table-cell office:value-type="float" office:value="53.7968613136734">
                <text:p>53.7968613136734</text:p>
                <draw:g>
                  <svg:desc>results.B11:results.B11</svg:desc>
                </draw:g>
              </table:table-cell>
              <table:table-cell office:value-type="float" office:value="52.2276930284251">
                <text:p>52.2276930284251</text:p>
                <draw:g>
                  <svg:desc>results.C11:results.C11</svg:desc>
                </draw:g>
              </table:table-cell>
              <table:table-cell office:value-type="float" office:value="39.8154492256335">
                <text:p>39.8154492256335</text:p>
                <draw:g>
                  <svg:desc>results.D11:results.D11</svg:desc>
                </draw:g>
              </table:table-cell>
              <table:table-cell office:value-type="float" office:value="48.4328047285403">
                <text:p>48.4328047285403</text:p>
                <draw:g>
                  <svg:desc>results.E11:results.E11</svg:desc>
                </draw:g>
              </table:table-cell>
              <table:table-cell office:value-type="float" office:value="40.1531594568237">
                <text:p>40.1531594568237</text:p>
                <draw:g>
                  <svg:desc>results.F11:results.F11</svg:desc>
                </draw:g>
              </table:table-cell>
              <table:table-cell office:value-type="float" office:value="46.9434814713439">
                <text:p>46.9434814713439</text:p>
                <draw:g>
                  <svg:desc>results.G11:results.G11</svg:desc>
                </draw:g>
              </table:table-cell>
              <table:table-cell office:value-type="float" office:value="54.2813752175177">
                <text:p>54.2813752175177</text:p>
                <draw:g>
                  <svg:desc>results.H11:results.H11</svg:desc>
                </draw:g>
              </table:table-cell>
              <table:table-cell office:value-type="float" office:value="55.3258438660725">
                <text:p>55.3258438660725</text:p>
                <draw:g>
                  <svg:desc>results.I11:results.I11</svg:desc>
                </draw:g>
              </table:table-cell>
              <table:table-cell office:value-type="float" office:value="39.0024854912668">
                <text:p>39.0024854912668</text:p>
                <draw:g>
                  <svg:desc>results.J11:results.J11</svg:desc>
                </draw:g>
              </table:table-cell>
              <table:table-cell office:value-type="float" office:value="51.1586902754922">
                <text:p>51.1586902754922</text:p>
                <draw:g>
                  <svg:desc>results.K11:results.K11</svg:desc>
                </draw:g>
              </table:table-cell>
              <table:table-cell office:value-type="float" office:value="50.0118669266251">
                <text:p>50.0118669266251</text:p>
                <draw:g>
                  <svg:desc>results.L11:results.L11</svg:desc>
                </draw:g>
              </table:table-cell>
              <table:table-cell office:value-type="float" office:value="53.4943806716626">
                <text:p>53.4943806716626</text:p>
                <draw:g>
                  <svg:desc>results.M11:results.M11</svg:desc>
                </draw:g>
              </table:table-cell>
              <table:table-cell office:value-type="float" office:value="50.4850967601134">
                <text:p>50.4850967601134</text:p>
                <draw:g>
                  <svg:desc>results.N11:results.N11</svg:desc>
                </draw:g>
              </table:table-cell>
              <table:table-cell office:value-type="float" office:value="54.7198308268883">
                <text:p>54.7198308268883</text:p>
                <draw:g>
                  <svg:desc>results.O11:results.O11</svg:desc>
                </draw:g>
              </table:table-cell>
              <table:table-cell office:value-type="float" office:value="54.3399001580471">
                <text:p>54.3399001580471</text:p>
                <draw:g>
                  <svg:desc>results.P11:results.P11</svg:desc>
                </draw:g>
              </table:table-cell>
              <table:table-cell office:value-type="float" office:value="50.0801414500116">
                <text:p>50.0801414500116</text:p>
                <draw:g>
                  <svg:desc>results.Q11:results.Q11</svg:desc>
                </draw:g>
              </table:table-cell>
              <table:table-cell office:value-type="float" office:value="50.57634150974">
                <text:p>50.57634150974</text:p>
                <draw:g>
                  <svg:desc>results.R11:results.R11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legend chart:legend-position="end" svg:x="11.879cm" svg:y="0.219cm" style:legend-expansion="high" chart:style-name="ch2"/>
        <chart:plot-area chart:style-name="ch3" table:cell-range-address="results.A1:results.R1 results.A14:results.R14" chart:data-source-has-labels="both" svg:x="1.33cm" svg:y="0.18cm" svg:width="10.23cm" svg:height="8.645cm">
          <chartooo:coordinate-region svg:x="3.245cm" svg:y="0.379cm" svg:width="8.312cm" svg:height="7.799cm"/>
          <chart:axis chart:dimension="x" chart:name="primary-x" chart:style-name="ch4" chartooo:axis-type="auto">
            <chartooo:date-scale/>
            <chart:categories table:cell-range-address="results.A14:results.A14"/>
          </chart:axis>
          <chart:axis chart:dimension="y" chart:name="primary-y" chart:style-name="ch5">
            <chart:title svg:x="0.451cm" svg:y="6.094cm" chart:style-name="ch6">
              <text:p>bytes (lower is better)</text:p>
            </chart:title>
            <chart:grid chart:style-name="ch7" chart:class="major"/>
          </chart:axis>
          <chart:series chart:style-name="ch8" chart:values-cell-range-address="results.B14:results.B14" chart:label-cell-address="results.B1:results.B1" chart:class="chart:bar">
            <chart:data-point/>
          </chart:series>
          <chart:series chart:style-name="ch9" chart:values-cell-range-address="results.C14:results.C14" chart:label-cell-address="results.C1:results.C1" chart:class="chart:bar">
            <chart:data-point/>
          </chart:series>
          <chart:series chart:style-name="ch10" chart:values-cell-range-address="results.D14:results.D14" chart:label-cell-address="results.D1:results.D1" chart:class="chart:bar">
            <chart:data-point/>
          </chart:series>
          <chart:series chart:style-name="ch11" chart:values-cell-range-address="results.E14:results.E14" chart:label-cell-address="results.E1:results.E1" chart:class="chart:bar">
            <chart:data-point/>
          </chart:series>
          <chart:series chart:style-name="ch12" chart:values-cell-range-address="results.F14:results.F14" chart:label-cell-address="results.F1:results.F1" chart:class="chart:bar">
            <chart:data-point/>
          </chart:series>
          <chart:series chart:style-name="ch13" chart:values-cell-range-address="results.G14:results.G14" chart:label-cell-address="results.G1:results.G1" chart:class="chart:bar">
            <chart:data-point/>
          </chart:series>
          <chart:series chart:style-name="ch14" chart:values-cell-range-address="results.H14:results.H14" chart:label-cell-address="results.H1:results.H1" chart:class="chart:bar">
            <chart:data-point/>
          </chart:series>
          <chart:series chart:style-name="ch15" chart:values-cell-range-address="results.I14:results.I14" chart:label-cell-address="results.I1:results.I1" chart:class="chart:bar">
            <chart:data-point/>
          </chart:series>
          <chart:series chart:style-name="ch16" chart:values-cell-range-address="results.J14:results.J14" chart:label-cell-address="results.J1:results.J1" chart:class="chart:bar">
            <chart:data-point/>
          </chart:series>
          <chart:series chart:style-name="ch17" chart:values-cell-range-address="results.K14:results.K14" chart:label-cell-address="results.K1:results.K1" chart:class="chart:bar">
            <chart:data-point/>
          </chart:series>
          <chart:series chart:style-name="ch18" chart:values-cell-range-address="results.L14:results.L14" chart:label-cell-address="results.L1:results.L1" chart:class="chart:bar">
            <chart:data-point/>
          </chart:series>
          <chart:series chart:style-name="ch19" chart:values-cell-range-address="results.M14:results.M14" chart:label-cell-address="results.M1:results.M1" chart:class="chart:bar">
            <chart:data-point/>
          </chart:series>
          <chart:series chart:style-name="ch8" chart:values-cell-range-address="results.N14:results.N14" chart:label-cell-address="results.N1:results.N1" chart:class="chart:bar">
            <chart:data-point/>
          </chart:series>
          <chart:series chart:style-name="ch9" chart:values-cell-range-address="results.O14:results.O14" chart:label-cell-address="results.O1:results.O1" chart:class="chart:bar">
            <chart:data-point/>
          </chart:series>
          <chart:series chart:style-name="ch10" chart:values-cell-range-address="results.P14:results.P14" chart:label-cell-address="results.P1:results.P1" chart:class="chart:bar">
            <chart:data-point/>
          </chart:series>
          <chart:series chart:style-name="ch11" chart:values-cell-range-address="results.Q14:results.Q14" chart:label-cell-address="results.Q1:results.Q1" chart:class="chart:bar">
            <chart:data-point/>
          </chart:series>
          <chart:series chart:style-name="ch12" chart:values-cell-range-address="results.R14:results.R14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JSHeapSize_max</text:p>
                <draw:g>
                  <svg:desc>results.A14:results.A14</svg:desc>
                </draw:g>
              </table:table-cell>
              <table:table-cell office:value-type="float" office:value="36980000">
                <text:p>36980000</text:p>
                <draw:g>
                  <svg:desc>results.B14:results.B14</svg:desc>
                </draw:g>
              </table:table-cell>
              <table:table-cell office:value-type="float" office:value="45860000">
                <text:p>45860000</text:p>
                <draw:g>
                  <svg:desc>results.C14:results.C14</svg:desc>
                </draw:g>
              </table:table-cell>
              <table:table-cell office:value-type="float" office:value="159200000">
                <text:p>159200000</text:p>
                <draw:g>
                  <svg:desc>results.D14:results.D14</svg:desc>
                </draw:g>
              </table:table-cell>
              <table:table-cell office:value-type="float" office:value="79480000">
                <text:p>79480000</text:p>
                <draw:g>
                  <svg:desc>results.E14:results.E14</svg:desc>
                </draw:g>
              </table:table-cell>
              <table:table-cell office:value-type="float" office:value="139200000">
                <text:p>139200000</text:p>
                <draw:g>
                  <svg:desc>results.F14:results.F14</svg:desc>
                </draw:g>
              </table:table-cell>
              <table:table-cell office:value-type="float" office:value="72200000">
                <text:p>72200000</text:p>
                <draw:g>
                  <svg:desc>results.G14:results.G14</svg:desc>
                </draw:g>
              </table:table-cell>
              <table:table-cell office:value-type="float" office:value="29400000">
                <text:p>29400000</text:p>
                <draw:g>
                  <svg:desc>results.H14:results.H14</svg:desc>
                </draw:g>
              </table:table-cell>
              <table:table-cell office:value-type="float" office:value="29400000">
                <text:p>29400000</text:p>
                <draw:g>
                  <svg:desc>results.I14:results.I14</svg:desc>
                </draw:g>
              </table:table-cell>
              <table:table-cell office:value-type="float" office:value="139200000">
                <text:p>139200000</text:p>
                <draw:g>
                  <svg:desc>results.J14:results.J14</svg:desc>
                </draw:g>
              </table:table-cell>
              <table:table-cell office:value-type="float" office:value="64000000">
                <text:p>64000000</text:p>
                <draw:g>
                  <svg:desc>results.K14:results.K14</svg:desc>
                </draw:g>
              </table:table-cell>
              <table:table-cell office:value-type="float" office:value="79560000">
                <text:p>79560000</text:p>
                <draw:g>
                  <svg:desc>results.L14:results.L14</svg:desc>
                </draw:g>
              </table:table-cell>
              <table:table-cell office:value-type="float" office:value="55480000">
                <text:p>55480000</text:p>
                <draw:g>
                  <svg:desc>results.M14:results.M14</svg:desc>
                </draw:g>
              </table:table-cell>
              <table:table-cell office:value-type="float" office:value="56800000">
                <text:p>56800000</text:p>
                <draw:g>
                  <svg:desc>results.N14:results.N14</svg:desc>
                </draw:g>
              </table:table-cell>
              <table:table-cell office:value-type="float" office:value="71560000">
                <text:p>71560000</text:p>
                <draw:g>
                  <svg:desc>results.O14:results.O14</svg:desc>
                </draw:g>
              </table:table-cell>
              <table:table-cell office:value-type="float" office:value="68680000">
                <text:p>68680000</text:p>
                <draw:g>
                  <svg:desc>results.P14:results.P14</svg:desc>
                </draw:g>
              </table:table-cell>
              <table:table-cell office:value-type="float" office:value="43140000">
                <text:p>43140000</text:p>
                <draw:g>
                  <svg:desc>results.Q14:results.Q14</svg:desc>
                </draw:g>
              </table:table-cell>
              <table:table-cell office:value-type="float" office:value="51820000">
                <text:p>51820000</text:p>
                <draw:g>
                  <svg:desc>results.R14:results.R14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85cm" svg:y="0.217cm" style:legend-expansion="high" chart:style-name="ch2"/>
        <chart:plot-area chart:style-name="ch3" table:cell-range-address="results.A1:results.R1 results.A17:results.R17" chart:data-source-has-labels="both" svg:x="1.331cm" svg:y="0.18cm" svg:width="10.234cm" svg:height="8.64cm">
          <chartooo:coordinate-region svg:x="3.249cm" svg:y="0.38cm" svg:width="8.316cm" svg:height="7.793cm"/>
          <chart:axis chart:dimension="x" chart:name="primary-x" chart:style-name="ch4" chartooo:axis-type="auto">
            <chartooo:date-scale/>
            <chart:categories table:cell-range-address="results.A17:results.A17"/>
          </chart:axis>
          <chart:axis chart:dimension="y" chart:name="primary-y" chart:style-name="ch5">
            <chart:title svg:x="0.451cm" svg:y="6.092cm" chart:style-name="ch6">
              <text:p>bytes (lower is better)</text:p>
            </chart:title>
            <chart:grid chart:style-name="ch7" chart:class="major"/>
          </chart:axis>
          <chart:series chart:style-name="ch8" chart:values-cell-range-address="results.B17:results.B17" chart:label-cell-address="results.B1:results.B1" chart:class="chart:bar">
            <chart:data-point/>
          </chart:series>
          <chart:series chart:style-name="ch9" chart:values-cell-range-address="results.C17:results.C17" chart:label-cell-address="results.C1:results.C1" chart:class="chart:bar">
            <chart:data-point/>
          </chart:series>
          <chart:series chart:style-name="ch10" chart:values-cell-range-address="results.D17:results.D17" chart:label-cell-address="results.D1:results.D1" chart:class="chart:bar">
            <chart:data-point/>
          </chart:series>
          <chart:series chart:style-name="ch11" chart:values-cell-range-address="results.E17:results.E17" chart:label-cell-address="results.E1:results.E1" chart:class="chart:bar">
            <chart:data-point/>
          </chart:series>
          <chart:series chart:style-name="ch12" chart:values-cell-range-address="results.F17:results.F17" chart:label-cell-address="results.F1:results.F1" chart:class="chart:bar">
            <chart:data-point/>
          </chart:series>
          <chart:series chart:style-name="ch13" chart:values-cell-range-address="results.G17:results.G17" chart:label-cell-address="results.G1:results.G1" chart:class="chart:bar">
            <chart:data-point/>
          </chart:series>
          <chart:series chart:style-name="ch14" chart:values-cell-range-address="results.H17:results.H17" chart:label-cell-address="results.H1:results.H1" chart:class="chart:bar">
            <chart:data-point/>
          </chart:series>
          <chart:series chart:style-name="ch15" chart:values-cell-range-address="results.I17:results.I17" chart:label-cell-address="results.I1:results.I1" chart:class="chart:bar">
            <chart:data-point/>
          </chart:series>
          <chart:series chart:style-name="ch16" chart:values-cell-range-address="results.J17:results.J17" chart:label-cell-address="results.J1:results.J1" chart:class="chart:bar">
            <chart:data-point/>
          </chart:series>
          <chart:series chart:style-name="ch17" chart:values-cell-range-address="results.K17:results.K17" chart:label-cell-address="results.K1:results.K1" chart:class="chart:bar">
            <chart:data-point/>
          </chart:series>
          <chart:series chart:style-name="ch18" chart:values-cell-range-address="results.L17:results.L17" chart:label-cell-address="results.L1:results.L1" chart:class="chart:bar">
            <chart:data-point/>
          </chart:series>
          <chart:series chart:style-name="ch19" chart:values-cell-range-address="results.M17:results.M17" chart:label-cell-address="results.M1:results.M1" chart:class="chart:bar">
            <chart:data-point/>
          </chart:series>
          <chart:series chart:style-name="ch8" chart:values-cell-range-address="results.N17:results.N17" chart:label-cell-address="results.N1:results.N1" chart:class="chart:bar">
            <chart:data-point/>
          </chart:series>
          <chart:series chart:style-name="ch9" chart:values-cell-range-address="results.O17:results.O17" chart:label-cell-address="results.O1:results.O1" chart:class="chart:bar">
            <chart:data-point/>
          </chart:series>
          <chart:series chart:style-name="ch10" chart:values-cell-range-address="results.P17:results.P17" chart:label-cell-address="results.P1:results.P1" chart:class="chart:bar">
            <chart:data-point/>
          </chart:series>
          <chart:series chart:style-name="ch11" chart:values-cell-range-address="results.Q17:results.Q17" chart:label-cell-address="results.Q1:results.Q1" chart:class="chart:bar">
            <chart:data-point/>
          </chart:series>
          <chart:series chart:style-name="ch12" chart:values-cell-range-address="results.R17:results.R17" chart:label-cell-address="results.R1:results.R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ct</text:p>
                <draw:g>
                  <svg:desc>results.B1:results.B1</svg:desc>
                </draw:g>
              </table:table-cell>
              <table:table-cell office:value-type="string">
                <text:p>react_keys</text:p>
                <draw:g>
                  <svg:desc>results.C1:results.C1</svg:desc>
                </draw:g>
              </table:table-cell>
              <table:table-cell office:value-type="string">
                <text:p>ember</text:p>
                <draw:g>
                  <svg:desc>results.D1:results.D1</svg:desc>
                </draw:g>
              </table:table-cell>
              <table:table-cell office:value-type="string">
                <text:p>ember_keys</text:p>
                <draw:g>
                  <svg:desc>results.E1:results.E1</svg:desc>
                </draw:g>
              </table:table-cell>
              <table:table-cell office:value-type="string">
                <text:p>ember2</text:p>
                <draw:g>
                  <svg:desc>results.F1:results.F1</svg:desc>
                </draw:g>
              </table:table-cell>
              <table:table-cell office:value-type="string">
                <text:p>ember2_keys</text:p>
                <draw:g>
                  <svg:desc>results.G1:results.G1</svg:desc>
                </draw:g>
              </table:table-cell>
              <table:table-cell office:value-type="string">
                <text:p>incrementaldom</text:p>
                <draw:g>
                  <svg:desc>results.H1:results.H1</svg:desc>
                </draw:g>
              </table:table-cell>
              <table:table-cell office:value-type="string">
                <text:p>incrementaldom_keys</text:p>
                <draw:g>
                  <svg:desc>results.I1:results.I1</svg:desc>
                </draw:g>
              </table:table-cell>
              <table:table-cell office:value-type="string">
                <text:p>angular1</text:p>
                <draw:g>
                  <svg:desc>results.J1:results.J1</svg:desc>
                </draw:g>
              </table:table-cell>
              <table:table-cell office:value-type="string">
                <text:p>angular1_trackby</text:p>
                <draw:g>
                  <svg:desc>results.K1:results.K1</svg:desc>
                </draw:g>
              </table:table-cell>
              <table:table-cell office:value-type="string">
                <text:p>angular2</text:p>
                <draw:g>
                  <svg:desc>results.L1:results.L1</svg:desc>
                </draw:g>
              </table:table-cell>
              <table:table-cell office:value-type="string">
                <text:p>mithril</text:p>
                <draw:g>
                  <svg:desc>results.M1:results.M1</svg:desc>
                </draw:g>
              </table:table-cell>
              <table:table-cell office:value-type="string">
                <text:p>mithril_keys</text:p>
                <draw:g>
                  <svg:desc>results.N1:results.N1</svg:desc>
                </draw:g>
              </table:table-cell>
              <table:table-cell office:value-type="string">
                <text:p>virtualdom</text:p>
                <draw:g>
                  <svg:desc>results.O1:results.O1</svg:desc>
                </draw:g>
              </table:table-cell>
              <table:table-cell office:value-type="string">
                <text:p>virtualdom_keys</text:p>
                <draw:g>
                  <svg:desc>results.P1:results.P1</svg:desc>
                </draw:g>
              </table:table-cell>
              <table:table-cell office:value-type="string">
                <text:p>citojs</text:p>
                <draw:g>
                  <svg:desc>results.Q1:results.Q1</svg:desc>
                </draw:g>
              </table:table-cell>
              <table:table-cell office:value-type="string">
                <text:p>citojs_keys</text:p>
                <draw:g>
                  <svg:desc>results.R1:results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edJSHeapSize_avg</text:p>
                <draw:g>
                  <svg:desc>results.A17:results.A17</svg:desc>
                </draw:g>
              </table:table-cell>
              <table:table-cell office:value-type="float" office:value="16500000">
                <text:p>16500000</text:p>
                <draw:g>
                  <svg:desc>results.B17:results.B17</svg:desc>
                </draw:g>
              </table:table-cell>
              <table:table-cell office:value-type="float" office:value="15980000">
                <text:p>15980000</text:p>
                <draw:g>
                  <svg:desc>results.C17:results.C17</svg:desc>
                </draw:g>
              </table:table-cell>
              <table:table-cell office:value-type="float" office:value="132800000">
                <text:p>132800000</text:p>
                <draw:g>
                  <svg:desc>results.D17:results.D17</svg:desc>
                </draw:g>
              </table:table-cell>
              <table:table-cell office:value-type="float" office:value="51760000">
                <text:p>51760000</text:p>
                <draw:g>
                  <svg:desc>results.E17:results.E17</svg:desc>
                </draw:g>
              </table:table-cell>
              <table:table-cell office:value-type="float" office:value="116000000">
                <text:p>116000000</text:p>
                <draw:g>
                  <svg:desc>results.F17:results.F17</svg:desc>
                </draw:g>
              </table:table-cell>
              <table:table-cell office:value-type="float" office:value="42620000">
                <text:p>42620000</text:p>
                <draw:g>
                  <svg:desc>results.G17:results.G17</svg:desc>
                </draw:g>
              </table:table-cell>
              <table:table-cell office:value-type="float" office:value="12540000">
                <text:p>12540000</text:p>
                <draw:g>
                  <svg:desc>results.H17:results.H17</svg:desc>
                </draw:g>
              </table:table-cell>
              <table:table-cell office:value-type="float" office:value="11520000">
                <text:p>11520000</text:p>
                <draw:g>
                  <svg:desc>results.I17:results.I17</svg:desc>
                </draw:g>
              </table:table-cell>
              <table:table-cell office:value-type="float" office:value="97140000">
                <text:p>97140000</text:p>
                <draw:g>
                  <svg:desc>results.J17:results.J17</svg:desc>
                </draw:g>
              </table:table-cell>
              <table:table-cell office:value-type="float" office:value="30120000">
                <text:p>30120000</text:p>
                <draw:g>
                  <svg:desc>results.K17:results.K17</svg:desc>
                </draw:g>
              </table:table-cell>
              <table:table-cell office:value-type="float" office:value="48820000">
                <text:p>48820000</text:p>
                <draw:g>
                  <svg:desc>results.L17:results.L17</svg:desc>
                </draw:g>
              </table:table-cell>
              <table:table-cell office:value-type="float" office:value="20740000">
                <text:p>20740000</text:p>
                <draw:g>
                  <svg:desc>results.M17:results.M17</svg:desc>
                </draw:g>
              </table:table-cell>
              <table:table-cell office:value-type="float" office:value="19560000">
                <text:p>19560000</text:p>
                <draw:g>
                  <svg:desc>results.N17:results.N17</svg:desc>
                </draw:g>
              </table:table-cell>
              <table:table-cell office:value-type="float" office:value="24720000">
                <text:p>24720000</text:p>
                <draw:g>
                  <svg:desc>results.O17:results.O17</svg:desc>
                </draw:g>
              </table:table-cell>
              <table:table-cell office:value-type="float" office:value="23680000">
                <text:p>23680000</text:p>
                <draw:g>
                  <svg:desc>results.P17:results.P17</svg:desc>
                </draw:g>
              </table:table-cell>
              <table:table-cell office:value-type="float" office:value="16620000">
                <text:p>16620000</text:p>
                <draw:g>
                  <svg:desc>results.Q17:results.Q17</svg:desc>
                </draw:g>
              </table:table-cell>
              <table:table-cell office:value-type="float" office:value="19980000">
                <text:p>19980000</text:p>
                <draw:g>
                  <svg:desc>results.R17:results.R17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